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4579in" svg:height="8.3346in" svg:x="17.0406in" svg:y="3.4402in">
            <draw:object draw:notify-on-update-of-ranges="Sheet1.B2:Sheet1.B27 Sheet1.B60:Sheet1.B85 Sheet1.D2:Sheet1.D27 Sheet1.D60:Sheet1.D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0.5583in" svg:y="3.5555in">
            <draw:object draw:notify-on-update-of-ranges="Sheet1.B60:Sheet1.B85 Sheet1.E60:Sheet1.E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0.6449in" svg:y="7.3516in">
            <draw:object draw:notify-on-update-of-ranges="Sheet1.B60:Sheet1.B85 Sheet1.E2:Sheet1.E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10.4933in" svg:y="12.2874in">
            <draw:object draw:notify-on-update-of-ranges="Sheet1.B60:Sheet1.B85 Sheet1.K60:Sheet1.K85 Sheet1.E60:Sheet1.E85 Sheet1.E60:Sheet1.E8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49in" svg:x="17.7783in" svg:y="12.4441in">
            <draw:object draw:notify-on-update-of-ranges="Sheet1.M2:Sheet1.M15 Sheet1.W2:Sheet1.W15 Sheet1.Q2:Sheet1.Q15 Sheet1.Q2:Sheet1.Q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7.1004in" svg:height="5.4378in" svg:x="31.6094in" svg:y="6.0028in">
            <draw:object draw:notify-on-update-of-ranges="Sheet1.B2:Sheet1.B27 Sheet1.B60:Sheet1.B85 Sheet1.AK4:Sheet1.AK29 Sheet1.D60:Sheet1.D8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in" svg:height="3.5449in" svg:x="40.2819in" svg:y="6.0445in">
            <draw:object draw:notify-on-update-of-ranges="Sheet1.M2:Sheet1.M15 Sheet1.AU3:Sheet1.AU16 Sheet1.AS3:Sheet1.AS16 Sheet1.AS3:Sheet1.AS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0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9"/>
          <table:table-cell office:value-type="string" calcext:value-type="string">
            <text:p>corrected results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.28121219291038" calcext:value-type="float">
            <text:p>2.28121219291038</text:p>
          </table:table-cell>
          <table:table-cell office:value-type="float" office:value="0.000652888054751391" calcext:value-type="float">
            <text:p>0.000652888054751391</text:p>
          </table:table-cell>
          <table:table-cell office:value-type="float" office:value="2.2797486" calcext:value-type="float">
            <text:p>2.2797486</text:p>
          </table:table-cell>
          <table:table-cell office:value-type="float" office:value="2.28072504225" calcext:value-type="float">
            <text:p>2.28072504225</text:p>
          </table:table-cell>
          <table:table-cell office:value-type="float" office:value="2.2812495575" calcext:value-type="float">
            <text:p>2.2812495575</text:p>
          </table:table-cell>
          <table:table-cell office:value-type="float" office:value="2.2816972735" calcext:value-type="float">
            <text:p>2.2816972735</text:p>
          </table:table-cell>
          <table:table-cell office:value-type="float" office:value="2.282614118" calcext:value-type="float">
            <text:p>2.282614118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4.01459028193137" calcext:value-type="float">
            <text:p>4.01459028193137</text:p>
          </table:table-cell>
          <table:table-cell office:value-type="float" office:value="0.00135642244297668" calcext:value-type="float">
            <text:p>0.00135642244297668</text:p>
          </table:table-cell>
          <table:table-cell office:value-type="float" office:value="4.01220171" calcext:value-type="float">
            <text:p>4.01220171</text:p>
          </table:table-cell>
          <table:table-cell office:value-type="float" office:value="4.01381579525" calcext:value-type="float">
            <text:p>4.01381579525</text:p>
          </table:table-cell>
          <table:table-cell office:value-type="float" office:value="4.014437127" calcext:value-type="float">
            <text:p>4.014437127</text:p>
          </table:table-cell>
          <table:table-cell office:value-type="float" office:value="4.015038933" calcext:value-type="float">
            <text:p>4.015038933</text:p>
          </table:table-cell>
          <table:table-cell office:value-type="float" office:value="4.02040251" calcext:value-type="float">
            <text:p>4.02040251</text:p>
          </table:table-cell>
          <table:table-cell office:value-type="float" office:value="301.459028193137" calcext:value-type="float">
            <text:p>301.459028193137</text:p>
          </table:table-cell>
          <table:table-cell table:number-columns-repeated="18"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ixed mean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.6688200556278" calcext:value-type="float">
            <text:p>2.6688200556278</text:p>
          </table:table-cell>
          <table:table-cell office:value-type="float" office:value="0.00105295515341715" calcext:value-type="float">
            <text:p>0.00105295515341715</text:p>
          </table:table-cell>
          <table:table-cell office:value-type="float" office:value="2.665938487" calcext:value-type="float">
            <text:p>2.665938487</text:p>
          </table:table-cell>
          <table:table-cell office:value-type="float" office:value="2.668131294" calcext:value-type="float">
            <text:p>2.668131294</text:p>
          </table:table-cell>
          <table:table-cell office:value-type="float" office:value="2.668763819" calcext:value-type="float">
            <text:p>2.668763819</text:p>
          </table:table-cell>
          <table:table-cell office:value-type="float" office:value="2.66958664" calcext:value-type="float">
            <text:p>2.66958664</text:p>
          </table:table-cell>
          <table:table-cell office:value-type="float" office:value="2.67137327" calcext:value-type="float">
            <text:p>2.67137327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96" calcext:value-type="float">
            <text:p>196</text:p>
          </table:table-cell>
          <table:table-cell office:value-type="float" office:value="3.03392127515306" calcext:value-type="float">
            <text:p>3.03392127515306</text:p>
          </table:table-cell>
          <table:table-cell office:value-type="float" office:value="0.0007673838662032" calcext:value-type="float">
            <text:p>0.0007673838662032</text:p>
          </table:table-cell>
          <table:table-cell office:value-type="float" office:value="3.031487873" calcext:value-type="float">
            <text:p>3.031487873</text:p>
          </table:table-cell>
          <table:table-cell office:value-type="float" office:value="3.03343608075" calcext:value-type="float">
            <text:p>3.03343608075</text:p>
          </table:table-cell>
          <table:table-cell office:value-type="float" office:value="3.033839327" calcext:value-type="float">
            <text:p>3.033839327</text:p>
          </table:table-cell>
          <table:table-cell office:value-type="float" office:value="3.034462136" calcext:value-type="float">
            <text:p>3.034462136</text:p>
          </table:table-cell>
          <table:table-cell office:value-type="float" office:value="3.036088648" calcext:value-type="float">
            <text:p>3.036088648</text:p>
          </table:table-cell>
          <table:table-cell office:value-type="float" office:value="403.392127515306" calcext:value-type="float">
            <text:p>403.392127515306</text:p>
          </table:table-cell>
          <table:table-cell table:number-columns-repeated="9"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ixed mean</text:p>
          </table:table-cell>
          <table:table-cell office:value-type="string" calcext:value-type="string">
            <text:p>truePercRelEr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4.01459028193137" calcext:value-type="float">
            <text:p>4.01459028193137</text:p>
          </table:table-cell>
          <table:table-cell office:value-type="float" office:value="0.00135642244297668" calcext:value-type="float">
            <text:p>0.00135642244297668</text:p>
          </table:table-cell>
          <table:table-cell table:formula="of:=[.AK7]" office:value-type="float" office:value="0.958542058532869" calcext:value-type="float">
            <text:p>0.958542058532869</text:p>
          </table:table-cell>
          <table:table-cell table:formula="of:=ABS(([.AP3]-[.AT3])/[.AP3])" office:value-type="float" office:value="0.0414579414671312" calcext:value-type="float">
            <text:p>0.0414579414671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.03392127515306" calcext:value-type="float">
            <text:p>3.03392127515306</text:p>
          </table:table-cell>
          <table:table-cell office:value-type="float" office:value="0.0007673838662032" calcext:value-type="float">
            <text:p>0.0007673838662032</text:p>
          </table:table-cell>
          <table:table-cell office:value-type="float" office:value="3.031487873" calcext:value-type="float">
            <text:p>3.031487873</text:p>
          </table:table-cell>
          <table:table-cell office:value-type="float" office:value="3.03343608075" calcext:value-type="float">
            <text:p>3.03343608075</text:p>
          </table:table-cell>
          <table:table-cell office:value-type="float" office:value="3.033839327" calcext:value-type="float">
            <text:p>3.033839327</text:p>
          </table:table-cell>
          <table:table-cell office:value-type="float" office:value="3.034462136" calcext:value-type="float">
            <text:p>3.034462136</text:p>
          </table:table-cell>
          <table:table-cell office:value-type="float" office:value="3.036088648" calcext:value-type="float">
            <text:p>3.036088648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4.81908580552239" calcext:value-type="float">
            <text:p>4.81908580552239</text:p>
          </table:table-cell>
          <table:table-cell office:value-type="float" office:value="0.00322869459875545" calcext:value-type="float">
            <text:p>0.00322869459875545</text:p>
          </table:table-cell>
          <table:table-cell office:value-type="float" office:value="4.812891179" calcext:value-type="float">
            <text:p>4.812891179</text:p>
          </table:table-cell>
          <table:table-cell office:value-type="float" office:value="4.816585835" calcext:value-type="float">
            <text:p>4.816585835</text:p>
          </table:table-cell>
          <table:table-cell office:value-type="float" office:value="4.818651402" calcext:value-type="float">
            <text:p>4.818651402</text:p>
          </table:table-cell>
          <table:table-cell office:value-type="float" office:value="4.820946548" calcext:value-type="float">
            <text:p>4.820946548</text:p>
          </table:table-cell>
          <table:table-cell office:value-type="float" office:value="4.826618506" calcext:value-type="float">
            <text:p>4.826618506</text:p>
          </table:table-cell>
          <table:table-cell office:value-type="float" office:value="381.908580552239" calcext:value-type="float">
            <text:p>381.908580552239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.28121219291038" calcext:value-type="float">
            <text:p>2.28121219291038</text:p>
          </table:table-cell>
          <table:table-cell office:value-type="float" office:value="0.000652888054751391" calcext:value-type="float">
            <text:p>0.000652888054751391</text:p>
          </table:table-cell>
          <table:table-cell table:formula="of:=[.AI4]-[.$AE$33]*[.D60]" office:value-type="float" office:value="-0.0425091251918088" calcext:value-type="float">
            <text:p>-0.0425091251918088</text:p>
          </table:table-cell>
          <table:table-cell table:formula="of:=ABS(([.AG4]-[.AK4])/[.AG4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1.91191886128099" calcext:value-type="float">
            <text:p>1.91191886128099</text:p>
          </table:table-cell>
          <table:table-cell office:value-type="float" office:value="0.0014774892787648" calcext:value-type="float">
            <text:p>0.0014774892787648</text:p>
          </table:table-cell>
          <table:table-cell table:formula="of:=[.AK8]" office:value-type="float" office:value="-1.12257175582113" calcext:value-type="float">
            <text:p>-1.12257175582113</text:p>
          </table:table-cell>
          <table:table-cell table:formula="of:=ABS(([.AP4]-[.AT4])/[.AP4])" office:value-type="float" office:value="0.12257175582113" calcext:value-type="float">
            <text:p>0.122571755821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4.01459028193137" calcext:value-type="float">
            <text:p>4.01459028193137</text:p>
          </table:table-cell>
          <table:table-cell office:value-type="float" office:value="0.00135642244297668" calcext:value-type="float">
            <text:p>0.00135642244297668</text:p>
          </table:table-cell>
          <table:table-cell office:value-type="float" office:value="4.01220171" calcext:value-type="float">
            <text:p>4.01220171</text:p>
          </table:table-cell>
          <table:table-cell office:value-type="float" office:value="4.01381579525" calcext:value-type="float">
            <text:p>4.01381579525</text:p>
          </table:table-cell>
          <table:table-cell office:value-type="float" office:value="4.014437127" calcext:value-type="float">
            <text:p>4.014437127</text:p>
          </table:table-cell>
          <table:table-cell office:value-type="float" office:value="4.015038933" calcext:value-type="float">
            <text:p>4.015038933</text:p>
          </table:table-cell>
          <table:table-cell office:value-type="float" office:value="4.02040251" calcext:value-type="float">
            <text:p>4.02040251</text:p>
          </table:table-cell>
          <table:table-cell office:value-type="float" office:value="301.459028193137" calcext:value-type="float">
            <text:p>301.4590281931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14" calcext:value-type="float">
            <text:p>214</text:p>
          </table:table-cell>
          <table:table-cell office:value-type="float" office:value="2.72674432289252" calcext:value-type="float">
            <text:p>2.72674432289252</text:p>
          </table:table-cell>
          <table:table-cell office:value-type="float" office:value="0.000959434480100544" calcext:value-type="float">
            <text:p>0.000959434480100544</text:p>
          </table:table-cell>
          <table:table-cell office:value-type="float" office:value="2.723760522" calcext:value-type="float">
            <text:p>2.723760522</text:p>
          </table:table-cell>
          <table:table-cell office:value-type="float" office:value="2.72609550075" calcext:value-type="float">
            <text:p>2.72609550075</text:p>
          </table:table-cell>
          <table:table-cell office:value-type="float" office:value="2.7268120835" calcext:value-type="float">
            <text:p>2.7268120835</text:p>
          </table:table-cell>
          <table:table-cell office:value-type="float" office:value="2.72738549925" calcext:value-type="float">
            <text:p>2.72738549925</text:p>
          </table:table-cell>
          <table:table-cell office:value-type="float" office:value="2.728778052" calcext:value-type="float">
            <text:p>2.728778052</text:p>
          </table:table-cell>
          <table:table-cell office:value-type="float" office:value="372.674432289252" calcext:value-type="float">
            <text:p>372.67443228925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.6688200556278" calcext:value-type="float">
            <text:p>2.6688200556278</text:p>
          </table:table-cell>
          <table:table-cell office:value-type="float" office:value="0.00105295515341715" calcext:value-type="float">
            <text:p>0.00105295515341715</text:p>
          </table:table-cell>
          <table:table-cell table:formula="of:=[.AI5]-[.$AE$33]*[.D61]" office:value-type="float" office:value="-0.0558775946314047" calcext:value-type="float">
            <text:p>-0.0558775946314047</text:p>
          </table:table-cell>
          <table:table-cell table:formula="of:=ABS(([.AG5]-[.AK5])/[.AG5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4.81908580552239" calcext:value-type="float">
            <text:p>4.81908580552239</text:p>
          </table:table-cell>
          <table:table-cell office:value-type="float" office:value="0.00322869459875545" calcext:value-type="float">
            <text:p>0.00322869459875545</text:p>
          </table:table-cell>
          <table:table-cell table:formula="of:=[.AK11]" office:value-type="float" office:value="0.944593884169644" calcext:value-type="float">
            <text:p>0.944593884169644</text:p>
          </table:table-cell>
          <table:table-cell table:formula="of:=ABS(([.AP5]-[.AT5])/[.AP5])" office:value-type="float" office:value="0.0554061158303565" calcext:value-type="float">
            <text:p>0.05540611583035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1.91191886128099" calcext:value-type="float">
            <text:p>1.91191886128099</text:p>
          </table:table-cell>
          <table:table-cell office:value-type="float" office:value="0.0014774892787648" calcext:value-type="float">
            <text:p>0.0014774892787648</text:p>
          </table:table-cell>
          <table:table-cell office:value-type="float" office:value="1.908464912" calcext:value-type="float">
            <text:p>1.908464912</text:p>
          </table:table-cell>
          <table:table-cell office:value-type="float" office:value="1.910691277" calcext:value-type="float">
            <text:p>1.910691277</text:p>
          </table:table-cell>
          <table:table-cell office:value-type="float" office:value="1.912043106" calcext:value-type="float">
            <text:p>1.912043106</text:p>
          </table:table-cell>
          <table:table-cell office:value-type="float" office:value="1.913185592" calcext:value-type="float">
            <text:p>1.913185592</text:p>
          </table:table-cell>
          <table:table-cell office:value-type="float" office:value="1.914601931" calcext:value-type="float">
            <text:p>1.914601931</text:p>
          </table:table-cell>
          <table:table-cell office:value-type="float" office:value="291.191886128099" calcext:value-type="float">
            <text:p>291.1918861280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4.56779865560513" calcext:value-type="float">
            <text:p>4.56779865560513</text:p>
          </table:table-cell>
          <table:table-cell office:value-type="float" office:value="0.00807504477207061" calcext:value-type="float">
            <text:p>0.00807504477207061</text:p>
          </table:table-cell>
          <table:table-cell office:value-type="float" office:value="4.547038274" calcext:value-type="float">
            <text:p>4.547038274</text:p>
          </table:table-cell>
          <table:table-cell office:value-type="float" office:value="4.562355529" calcext:value-type="float">
            <text:p>4.562355529</text:p>
          </table:table-cell>
          <table:table-cell office:value-type="float" office:value="4.57177227" calcext:value-type="float">
            <text:p>4.57177227</text:p>
          </table:table-cell>
          <table:table-cell office:value-type="float" office:value="4.5738489585" calcext:value-type="float">
            <text:p>4.5738489585</text:p>
          </table:table-cell>
          <table:table-cell office:value-type="float" office:value="4.578031685" calcext:value-type="float">
            <text:p>4.578031685</text:p>
          </table:table-cell>
          <table:table-cell office:value-type="float" office:value="356.779865560513" calcext:value-type="float">
            <text:p>356.77986556051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.03392127515306" calcext:value-type="float">
            <text:p>3.03392127515306</text:p>
          </table:table-cell>
          <table:table-cell office:value-type="float" office:value="0.0007673838662032" calcext:value-type="float">
            <text:p>0.0007673838662032</text:p>
          </table:table-cell>
          <table:table-cell table:formula="of:=[.AI6]-[.$AE$33]*[.D62]" office:value-type="float" office:value="-0.0712153709629177" calcext:value-type="float">
            <text:p>-0.0712153709629177</text:p>
          </table:table-cell>
          <table:table-cell table:formula="of:=ABS(([.AG6]-[.AK6])/[.AG6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14" calcext:value-type="float">
            <text:p>214</text:p>
          </table:table-cell>
          <table:table-cell office:value-type="float" office:value="2.72674432289252" calcext:value-type="float">
            <text:p>2.72674432289252</text:p>
          </table:table-cell>
          <table:table-cell office:value-type="float" office:value="0.000959434480100544" calcext:value-type="float">
            <text:p>0.000959434480100544</text:p>
          </table:table-cell>
          <table:table-cell table:formula="of:=[.AK12]" office:value-type="float" office:value="-1.16323980378345" calcext:value-type="float">
            <text:p>-1.16323980378345</text:p>
          </table:table-cell>
          <table:table-cell table:formula="of:=ABS(([.AP6]-[.AT6])/[.AP6])" office:value-type="float" office:value="0.163239803783447" calcext:value-type="float">
            <text:p>0.1632398037834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.40672998372959" calcext:value-type="float">
            <text:p>3.40672998372959</text:p>
          </table:table-cell>
          <table:table-cell office:value-type="float" office:value="0.000995745964066211" calcext:value-type="float">
            <text:p>0.000995745964066211</text:p>
          </table:table-cell>
          <table:table-cell office:value-type="float" office:value="3.403996938" calcext:value-type="float">
            <text:p>3.403996938</text:p>
          </table:table-cell>
          <table:table-cell office:value-type="float" office:value="3.40630601025" calcext:value-type="float">
            <text:p>3.40630601025</text:p>
          </table:table-cell>
          <table:table-cell office:value-type="float" office:value="3.4067618235" calcext:value-type="float">
            <text:p>3.4067618235</text:p>
          </table:table-cell>
          <table:table-cell office:value-type="float" office:value="3.407443957" calcext:value-type="float">
            <text:p>3.407443957</text:p>
          </table:table-cell>
          <table:table-cell office:value-type="float" office:value="3.408793978" calcext:value-type="float">
            <text:p>3.408793978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06" calcext:value-type="float">
            <text:p>206</text:p>
          </table:table-cell>
          <table:table-cell office:value-type="float" office:value="5.61962987183981" calcext:value-type="float">
            <text:p>5.61962987183981</text:p>
          </table:table-cell>
          <table:table-cell office:value-type="float" office:value="0.00257170902317272" calcext:value-type="float">
            <text:p>0.00257170902317272</text:p>
          </table:table-cell>
          <table:table-cell office:value-type="float" office:value="5.613044389" calcext:value-type="float">
            <text:p>5.613044389</text:p>
          </table:table-cell>
          <table:table-cell office:value-type="float" office:value="5.61804515975" calcext:value-type="float">
            <text:p>5.61804515975</text:p>
          </table:table-cell>
          <table:table-cell office:value-type="float" office:value="5.6196918775" calcext:value-type="float">
            <text:p>5.6196918775</text:p>
          </table:table-cell>
          <table:table-cell office:value-type="float" office:value="5.621114449" calcext:value-type="float">
            <text:p>5.621114449</text:p>
          </table:table-cell>
          <table:table-cell office:value-type="float" office:value="5.627532465" calcext:value-type="float">
            <text:p>5.627532465</text:p>
          </table:table-cell>
          <table:table-cell office:value-type="float" office:value="661.962987183981" calcext:value-type="float">
            <text:p>661.96298718398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4.01459028193137" calcext:value-type="float">
            <text:p>4.01459028193137</text:p>
          </table:table-cell>
          <table:table-cell office:value-type="float" office:value="0.00135642244297668" calcext:value-type="float">
            <text:p>0.00135642244297668</text:p>
          </table:table-cell>
          <table:table-cell table:formula="of:=[.AI7]-[.$AE$33]*[.D63]" office:value-type="float" office:value="0.958542058532869" calcext:value-type="float">
            <text:p>0.958542058532869</text:p>
          </table:table-cell>
          <table:table-cell table:formula="of:=ABS(([.AG7]-[.AK7])/[.AG7])" office:value-type="float" office:value="0.0414579414671312" calcext:value-type="float">
            <text:p>0.04145794146713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5.61962987183981" calcext:value-type="float">
            <text:p>5.61962987183981</text:p>
          </table:table-cell>
          <table:table-cell office:value-type="float" office:value="0.00257170902317272" calcext:value-type="float">
            <text:p>0.00257170902317272</text:p>
          </table:table-cell>
          <table:table-cell table:formula="of:=[.AK15]" office:value-type="float" office:value="0.927932324881603" calcext:value-type="float">
            <text:p>0.927932324881603</text:p>
          </table:table-cell>
          <table:table-cell table:formula="of:=ABS(([.AP7]-[.AT7])/[.AP7])" office:value-type="float" office:value="0.0720676751183973" calcext:value-type="float">
            <text:p>0.07206767511839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.77458272159474" calcext:value-type="float">
            <text:p>3.77458272159474</text:p>
          </table:table-cell>
          <table:table-cell office:value-type="float" office:value="0.00185240577919029" calcext:value-type="float">
            <text:p>0.00185240577919029</text:p>
          </table:table-cell>
          <table:table-cell office:value-type="float" office:value="3.76898209" calcext:value-type="float">
            <text:p>3.76898209</text:p>
          </table:table-cell>
          <table:table-cell office:value-type="float" office:value="3.77348060075" calcext:value-type="float">
            <text:p>3.77348060075</text:p>
          </table:table-cell>
          <table:table-cell office:value-type="float" office:value="3.774522004" calcext:value-type="float">
            <text:p>3.774522004</text:p>
          </table:table-cell>
          <table:table-cell office:value-type="float" office:value="3.7756912005" calcext:value-type="float">
            <text:p>3.7756912005</text:p>
          </table:table-cell>
          <table:table-cell office:value-type="float" office:value="3.780158154" calcext:value-type="float">
            <text:p>3.780158154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7.2848771464532" calcext:value-type="float">
            <text:p>7.2848771464532</text:p>
          </table:table-cell>
          <table:table-cell office:value-type="float" office:value="0.00350138348202221" calcext:value-type="float">
            <text:p>0.00350138348202221</text:p>
          </table:table-cell>
          <table:table-cell office:value-type="float" office:value="7.276419213" calcext:value-type="float">
            <text:p>7.276419213</text:p>
          </table:table-cell>
          <table:table-cell office:value-type="float" office:value="7.2823338235" calcext:value-type="float">
            <text:p>7.2823338235</text:p>
          </table:table-cell>
          <table:table-cell office:value-type="float" office:value="7.2849588" calcext:value-type="float">
            <text:p>7.2849588</text:p>
          </table:table-cell>
          <table:table-cell office:value-type="float" office:value="7.2872117215" calcext:value-type="float">
            <text:p>7.2872117215</text:p>
          </table:table-cell>
          <table:table-cell office:value-type="float" office:value="7.293596495" calcext:value-type="float">
            <text:p>7.293596495</text:p>
          </table:table-cell>
          <table:table-cell office:value-type="float" office:value="628.48771464532" calcext:value-type="float">
            <text:p>628.4877146453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1.91191886128099" calcext:value-type="float">
            <text:p>1.91191886128099</text:p>
          </table:table-cell>
          <table:table-cell office:value-type="float" office:value="0.0014774892787648" calcext:value-type="float">
            <text:p>0.0014774892787648</text:p>
          </table:table-cell>
          <table:table-cell table:formula="of:=[.AI8]-[.$AE$33]*[.D64]" office:value-type="float" office:value="-1.12257175582113" calcext:value-type="float">
            <text:p>-1.12257175582113</text:p>
          </table:table-cell>
          <table:table-cell table:formula="of:=ABS(([.AG8]-[.AK8])/[.AG8])" office:value-type="float" office:value="0.12257175582113" calcext:value-type="float">
            <text:p>0.122571755821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26" calcext:value-type="float">
            <text:p>226</text:p>
          </table:table-cell>
          <table:table-cell office:value-type="float" office:value="3.48864486189823" calcext:value-type="float">
            <text:p>3.48864486189823</text:p>
          </table:table-cell>
          <table:table-cell office:value-type="float" office:value="0.00503406494597338" calcext:value-type="float">
            <text:p>0.00503406494597338</text:p>
          </table:table-cell>
          <table:table-cell table:formula="of:=[.AK16]" office:value-type="float" office:value="-1.19708190792764" calcext:value-type="float">
            <text:p>-1.19708190792764</text:p>
          </table:table-cell>
          <table:table-cell table:formula="of:=ABS(([.AP8]-[.AT8])/[.AP8])" office:value-type="float" office:value="0.19708190792764" calcext:value-type="float">
            <text:p>0.197081907927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4.81908580552239" calcext:value-type="float">
            <text:p>4.81908580552239</text:p>
          </table:table-cell>
          <table:table-cell office:value-type="float" office:value="0.00322869459875545" calcext:value-type="float">
            <text:p>0.00322869459875545</text:p>
          </table:table-cell>
          <table:table-cell office:value-type="float" office:value="4.812891179" calcext:value-type="float">
            <text:p>4.812891179</text:p>
          </table:table-cell>
          <table:table-cell office:value-type="float" office:value="4.816585835" calcext:value-type="float">
            <text:p>4.816585835</text:p>
          </table:table-cell>
          <table:table-cell office:value-type="float" office:value="4.818651402" calcext:value-type="float">
            <text:p>4.818651402</text:p>
          </table:table-cell>
          <table:table-cell office:value-type="float" office:value="4.820946548" calcext:value-type="float">
            <text:p>4.820946548</text:p>
          </table:table-cell>
          <table:table-cell office:value-type="float" office:value="4.826618506" calcext:value-type="float">
            <text:p>4.826618506</text:p>
          </table:table-cell>
          <table:table-cell office:value-type="float" office:value="381.908580552239" calcext:value-type="float">
            <text:p>381.9085805522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.36402668963021" calcext:value-type="float">
            <text:p>6.36402668963021</text:p>
          </table:table-cell>
          <table:table-cell office:value-type="float" office:value="0.00279881994314305" calcext:value-type="float">
            <text:p>0.00279881994314305</text:p>
          </table:table-cell>
          <table:table-cell office:value-type="float" office:value="6.356136245" calcext:value-type="float">
            <text:p>6.356136245</text:p>
          </table:table-cell>
          <table:table-cell office:value-type="float" office:value="6.36201222475" calcext:value-type="float">
            <text:p>6.36201222475</text:p>
          </table:table-cell>
          <table:table-cell office:value-type="float" office:value="6.364023633" calcext:value-type="float">
            <text:p>6.364023633</text:p>
          </table:table-cell>
          <table:table-cell office:value-type="float" office:value="6.36563182775" calcext:value-type="float">
            <text:p>6.36563182775</text:p>
          </table:table-cell>
          <table:table-cell office:value-type="float" office:value="6.371498807" calcext:value-type="float">
            <text:p>6.371498807</text:p>
          </table:table-cell>
          <table:table-cell office:value-type="float" office:value="218.20133448151" calcext:value-type="float">
            <text:p>218.2013344815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.40672998372959" calcext:value-type="float">
            <text:p>3.40672998372959</text:p>
          </table:table-cell>
          <table:table-cell office:value-type="float" office:value="0.000995745964066211" calcext:value-type="float">
            <text:p>0.000995745964066211</text:p>
          </table:table-cell>
          <table:table-cell table:formula="of:=[.AI9]-[.$AE$33]*[.D65]" office:value-type="float" office:value="-0.0795908361739399" calcext:value-type="float">
            <text:p>-0.0795908361739399</text:p>
          </table:table-cell>
          <table:table-cell table:formula="of:=ABS(([.AG9]-[.AK9])/[.AG9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6.36402668963021" calcext:value-type="float">
            <text:p>6.36402668963021</text:p>
          </table:table-cell>
          <table:table-cell office:value-type="float" office:value="0.00279881994314305" calcext:value-type="float">
            <text:p>0.00279881994314305</text:p>
          </table:table-cell>
          <table:table-cell table:formula="of:=[.AK19]" office:value-type="float" office:value="0.892596748017073" calcext:value-type="float">
            <text:p>0.892596748017073</text:p>
          </table:table-cell>
          <table:table-cell table:formula="of:=ABS(([.AP9]-[.AT9])/[.AP9])" office:value-type="float" office:value="0.107403251982927" calcext:value-type="float">
            <text:p>0.1074032519829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14" calcext:value-type="float">
            <text:p>214</text:p>
          </table:table-cell>
          <table:table-cell office:value-type="float" office:value="2.72674432289252" calcext:value-type="float">
            <text:p>2.72674432289252</text:p>
          </table:table-cell>
          <table:table-cell office:value-type="float" office:value="0.000959434480100544" calcext:value-type="float">
            <text:p>0.000959434480100544</text:p>
          </table:table-cell>
          <table:table-cell office:value-type="float" office:value="2.723760522" calcext:value-type="float">
            <text:p>2.723760522</text:p>
          </table:table-cell>
          <table:table-cell office:value-type="float" office:value="2.72609550075" calcext:value-type="float">
            <text:p>2.72609550075</text:p>
          </table:table-cell>
          <table:table-cell office:value-type="float" office:value="2.7268120835" calcext:value-type="float">
            <text:p>2.7268120835</text:p>
          </table:table-cell>
          <table:table-cell office:value-type="float" office:value="2.72738549925" calcext:value-type="float">
            <text:p>2.72738549925</text:p>
          </table:table-cell>
          <table:table-cell office:value-type="float" office:value="2.728778052" calcext:value-type="float">
            <text:p>2.728778052</text:p>
          </table:table-cell>
          <table:table-cell office:value-type="float" office:value="372.674432289252" calcext:value-type="float">
            <text:p>372.6744322892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13" calcext:value-type="float">
            <text:p>213</text:p>
          </table:table-cell>
          <table:table-cell office:value-type="float" office:value="5.33210505199061" calcext:value-type="float">
            <text:p>5.33210505199061</text:p>
          </table:table-cell>
          <table:table-cell office:value-type="float" office:value="0.00191939185523846" calcext:value-type="float">
            <text:p>0.00191939185523846</text:p>
          </table:table-cell>
          <table:table-cell office:value-type="float" office:value="5.327330647" calcext:value-type="float">
            <text:p>5.327330647</text:p>
          </table:table-cell>
          <table:table-cell office:value-type="float" office:value="5.330844441" calcext:value-type="float">
            <text:p>5.330844441</text:p>
          </table:table-cell>
          <table:table-cell office:value-type="float" office:value="5.332144741" calcext:value-type="float">
            <text:p>5.332144741</text:p>
          </table:table-cell>
          <table:table-cell office:value-type="float" office:value="5.333493985" calcext:value-type="float">
            <text:p>5.333493985</text:p>
          </table:table-cell>
          <table:table-cell office:value-type="float" office:value="5.336914921" calcext:value-type="float">
            <text:p>5.336914921</text:p>
          </table:table-cell>
          <table:table-cell office:value-type="float" office:value="633.210505199061" calcext:value-type="float">
            <text:p>633.21050519906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.77458272159474" calcext:value-type="float">
            <text:p>3.77458272159474</text:p>
          </table:table-cell>
          <table:table-cell office:value-type="float" office:value="0.00185240577919029" calcext:value-type="float">
            <text:p>0.00185240577919029</text:p>
          </table:table-cell>
          <table:table-cell table:formula="of:=[.AI10]-[.$AE$33]*[.D66]" office:value-type="float" office:value="-0.0954527257324158" calcext:value-type="float">
            <text:p>-0.0954527257324158</text:p>
          </table:table-cell>
          <table:table-cell table:formula="of:=ABS(([.AG10]-[.AK10])/[.AG10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7.2848771464532" calcext:value-type="float">
            <text:p>7.2848771464532</text:p>
          </table:table-cell>
          <table:table-cell office:value-type="float" office:value="0.00350138348202221" calcext:value-type="float">
            <text:p>0.00350138348202221</text:p>
          </table:table-cell>
          <table:table-cell table:formula="of:=[.AK20]" office:value-type="float" office:value="1.91140247283452" calcext:value-type="float">
            <text:p>1.91140247283452</text:p>
          </table:table-cell>
          <table:table-cell table:formula="of:=ABS(([.AP10]-[.AT10])/[.AP10])" office:value-type="float" office:value="0.0442987635827414" calcext:value-type="float">
            <text:p>0.04429876358274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4.17808250512903" calcext:value-type="float">
            <text:p>4.17808250512903</text:p>
          </table:table-cell>
          <table:table-cell office:value-type="float" office:value="0.00240334075315592" calcext:value-type="float">
            <text:p>0.00240334075315592</text:p>
          </table:table-cell>
          <table:table-cell office:value-type="float" office:value="4.17402598" calcext:value-type="float">
            <text:p>4.17402598</text:p>
          </table:table-cell>
          <table:table-cell office:value-type="float" office:value="4.176587778" calcext:value-type="float">
            <text:p>4.176587778</text:p>
          </table:table-cell>
          <table:table-cell office:value-type="float" office:value="4.177556054" calcext:value-type="float">
            <text:p>4.177556054</text:p>
          </table:table-cell>
          <table:table-cell office:value-type="float" office:value="4.179393565" calcext:value-type="float">
            <text:p>4.179393565</text:p>
          </table:table-cell>
          <table:table-cell office:value-type="float" office:value="4.19494171" calcext:value-type="float">
            <text:p>4.19494171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193" calcext:value-type="float">
            <text:p>193</text:p>
          </table:table-cell>
          <table:table-cell office:value-type="float" office:value="4.27968614724352" calcext:value-type="float">
            <text:p>4.27968614724352</text:p>
          </table:table-cell>
          <table:table-cell office:value-type="float" office:value="0.00361041280436781" calcext:value-type="float">
            <text:p>0.00361041280436781</text:p>
          </table:table-cell>
          <table:table-cell office:value-type="float" office:value="4.273922153" calcext:value-type="float">
            <text:p>4.273922153</text:p>
          </table:table-cell>
          <table:table-cell office:value-type="float" office:value="4.277525621" calcext:value-type="float">
            <text:p>4.277525621</text:p>
          </table:table-cell>
          <table:table-cell office:value-type="float" office:value="4.279055835" calcext:value-type="float">
            <text:p>4.279055835</text:p>
          </table:table-cell>
          <table:table-cell office:value-type="float" office:value="4.281046274" calcext:value-type="float">
            <text:p>4.281046274</text:p>
          </table:table-cell>
          <table:table-cell office:value-type="float" office:value="4.29657577" calcext:value-type="float">
            <text:p>4.29657577</text:p>
          </table:table-cell>
          <table:table-cell office:value-type="float" office:value="313.984307362176" calcext:value-type="float">
            <text:p>313.98430736217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4.81908580552239" calcext:value-type="float">
            <text:p>4.81908580552239</text:p>
          </table:table-cell>
          <table:table-cell office:value-type="float" office:value="0.00322869459875545" calcext:value-type="float">
            <text:p>0.00322869459875545</text:p>
          </table:table-cell>
          <table:table-cell table:formula="of:=[.AI11]-[.$AE$33]*[.D67]" office:value-type="float" office:value="0.944593884169644" calcext:value-type="float">
            <text:p>0.944593884169644</text:p>
          </table:table-cell>
          <table:table-cell table:formula="of:=ABS(([.AG11]-[.AK11])/[.AG11])" office:value-type="float" office:value="0.0554061158303565" calcext:value-type="float">
            <text:p>0.055406115830356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93" calcext:value-type="float">
            <text:p>193</text:p>
          </table:table-cell>
          <table:table-cell office:value-type="float" office:value="4.27968614724352" calcext:value-type="float">
            <text:p>4.27968614724352</text:p>
          </table:table-cell>
          <table:table-cell office:value-type="float" office:value="0.00361041280436781" calcext:value-type="float">
            <text:p>0.00361041280436781</text:p>
          </table:table-cell>
          <table:table-cell table:formula="of:=[.AK21]" office:value-type="float" office:value="-1.21344791303393" calcext:value-type="float">
            <text:p>-1.21344791303393</text:p>
          </table:table-cell>
          <table:table-cell table:formula="of:=ABS(([.AP11]-[.AT11])/[.AP11])" office:value-type="float" office:value="0.213447913033928" calcext:value-type="float">
            <text:p>0.213447913033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4.56779865560513" calcext:value-type="float">
            <text:p>4.56779865560513</text:p>
          </table:table-cell>
          <table:table-cell office:value-type="float" office:value="0.00807504477207061" calcext:value-type="float">
            <text:p>0.00807504477207061</text:p>
          </table:table-cell>
          <table:table-cell office:value-type="float" office:value="4.547038274" calcext:value-type="float">
            <text:p>4.547038274</text:p>
          </table:table-cell>
          <table:table-cell office:value-type="float" office:value="4.562355529" calcext:value-type="float">
            <text:p>4.562355529</text:p>
          </table:table-cell>
          <table:table-cell office:value-type="float" office:value="4.57177227" calcext:value-type="float">
            <text:p>4.57177227</text:p>
          </table:table-cell>
          <table:table-cell office:value-type="float" office:value="4.5738489585" calcext:value-type="float">
            <text:p>4.5738489585</text:p>
          </table:table-cell>
          <table:table-cell office:value-type="float" office:value="4.578031685" calcext:value-type="float">
            <text:p>4.57803168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4.97079928045408" calcext:value-type="float">
            <text:p>4.97079928045408</text:p>
          </table:table-cell>
          <table:table-cell office:value-type="float" office:value="0.0503890412216333" calcext:value-type="float">
            <text:p>0.0503890412216333</text:p>
          </table:table-cell>
          <table:table-cell office:value-type="float" office:value="4.84862879" calcext:value-type="float">
            <text:p>4.84862879</text:p>
          </table:table-cell>
          <table:table-cell office:value-type="float" office:value="4.975411684" calcext:value-type="float">
            <text:p>4.975411684</text:p>
          </table:table-cell>
          <table:table-cell office:value-type="float" office:value="4.981449367" calcext:value-type="float">
            <text:p>4.981449367</text:p>
          </table:table-cell>
          <table:table-cell office:value-type="float" office:value="4.98517456475" calcext:value-type="float">
            <text:p>4.98517456475</text:p>
          </table:table-cell>
          <table:table-cell office:value-type="float" office:value="5.3758204" calcext:value-type="float">
            <text:p>5.3758204</text:p>
          </table:table-cell>
          <table:table-cell office:value-type="float" office:value="397.079928045408" calcext:value-type="float">
            <text:p>397.07992804540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14" calcext:value-type="float">
            <text:p>214</text:p>
          </table:table-cell>
          <table:table-cell office:value-type="float" office:value="2.72674432289252" calcext:value-type="float">
            <text:p>2.72674432289252</text:p>
          </table:table-cell>
          <table:table-cell office:value-type="float" office:value="0.000959434480100544" calcext:value-type="float">
            <text:p>0.000959434480100544</text:p>
          </table:table-cell>
          <table:table-cell table:formula="of:=[.AI12]-[.$AE$33]*[.D68]" office:value-type="float" office:value="-1.16323980378345" calcext:value-type="float">
            <text:p>-1.16323980378345</text:p>
          </table:table-cell>
          <table:table-cell table:formula="of:=ABS(([.AG12]-[.AK12])/[.AG12])" office:value-type="float" office:value="0.163239803783447" calcext:value-type="float">
            <text:p>0.16323980378344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18" calcext:value-type="float">
            <text:p>118</text:p>
          </table:table-cell>
          <table:table-cell office:value-type="float" office:value="3.12651810612712" calcext:value-type="float">
            <text:p>3.12651810612712</text:p>
          </table:table-cell>
          <table:table-cell office:value-type="float" office:value="0.00473907910362825" calcext:value-type="float">
            <text:p>0.00473907910362825</text:p>
          </table:table-cell>
          <table:table-cell table:formula="of:=[.AK22]" office:value-type="float" office:value="-2.19776071504928" calcext:value-type="float">
            <text:p>-2.19776071504928</text:p>
          </table:table-cell>
          <table:table-cell table:formula="of:=ABS(([.AP12]-[.AT12])/[.AP12])" office:value-type="float" office:value="0.0988803575246415" calcext:value-type="float">
            <text:p>0.09888035752464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5.61962987183981" calcext:value-type="float">
            <text:p>5.61962987183981</text:p>
          </table:table-cell>
          <table:table-cell office:value-type="float" office:value="0.00257170902317272" calcext:value-type="float">
            <text:p>0.00257170902317272</text:p>
          </table:table-cell>
          <table:table-cell office:value-type="float" office:value="5.613044389" calcext:value-type="float">
            <text:p>5.613044389</text:p>
          </table:table-cell>
          <table:table-cell office:value-type="float" office:value="5.61804515975" calcext:value-type="float">
            <text:p>5.61804515975</text:p>
          </table:table-cell>
          <table:table-cell office:value-type="float" office:value="5.6196918775" calcext:value-type="float">
            <text:p>5.6196918775</text:p>
          </table:table-cell>
          <table:table-cell office:value-type="float" office:value="5.621114449" calcext:value-type="float">
            <text:p>5.621114449</text:p>
          </table:table-cell>
          <table:table-cell office:value-type="float" office:value="5.627532465" calcext:value-type="float">
            <text:p>5.627532465</text:p>
          </table:table-cell>
          <table:table-cell office:value-type="float" office:value="461.962987183981" calcext:value-type="float">
            <text:p>461.9629871839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5.96338753127985" calcext:value-type="float">
            <text:p>5.96338753127985</text:p>
          </table:table-cell>
          <table:table-cell office:value-type="float" office:value="0.0794766803336792" calcext:value-type="float">
            <text:p>0.0794766803336792</text:p>
          </table:table-cell>
          <table:table-cell office:value-type="float" office:value="5.900275873" calcext:value-type="float">
            <text:p>5.900275873</text:p>
          </table:table-cell>
          <table:table-cell office:value-type="float" office:value="5.91212870825" calcext:value-type="float">
            <text:p>5.91212870825</text:p>
          </table:table-cell>
          <table:table-cell office:value-type="float" office:value="5.916207166" calcext:value-type="float">
            <text:p>5.916207166</text:p>
          </table:table-cell>
          <table:table-cell office:value-type="float" office:value="6.08293714375" calcext:value-type="float">
            <text:p>6.08293714375</text:p>
          </table:table-cell>
          <table:table-cell office:value-type="float" office:value="6.10034097" calcext:value-type="float">
            <text:p>6.10034097</text:p>
          </table:table-cell>
          <table:table-cell office:value-type="float" office:value="198.169376563993" calcext:value-type="float">
            <text:p>198.169376563993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4.17808250512903" calcext:value-type="float">
            <text:p>4.17808250512903</text:p>
          </table:table-cell>
          <table:table-cell office:value-type="float" office:value="0.00240334075315592" calcext:value-type="float">
            <text:p>0.00240334075315592</text:p>
          </table:table-cell>
          <table:table-cell table:formula="of:=[.AI13]-[.$AE$33]*[.D69]" office:value-type="float" office:value="-0.110451079000812" calcext:value-type="float">
            <text:p>-0.110451079000812</text:p>
          </table:table-cell>
          <table:table-cell table:formula="of:=ABS(([.AG13]-[.AK13])/[.AG13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6.93962733723214" calcext:value-type="float">
            <text:p>6.93962733723214</text:p>
          </table:table-cell>
          <table:table-cell office:value-type="float" office:value="0.0312180923875649" calcext:value-type="float">
            <text:p>0.0312180923875649</text:p>
          </table:table-cell>
          <table:table-cell table:formula="of:=[.AK25]" office:value-type="float" office:value="0.846254611255555" calcext:value-type="float">
            <text:p>0.846254611255555</text:p>
          </table:table-cell>
          <table:table-cell table:formula="of:=ABS(([.AP13]-[.AT13])/[.AP13])" office:value-type="float" office:value="0.153745388744445" calcext:value-type="float">
            <text:p>0.1537453887444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26" calcext:value-type="float">
            <text:p>226</text:p>
          </table:table-cell>
          <table:table-cell office:value-type="float" office:value="3.48864486189823" calcext:value-type="float">
            <text:p>3.48864486189823</text:p>
          </table:table-cell>
          <table:table-cell office:value-type="float" office:value="0.00503406494597338" calcext:value-type="float">
            <text:p>0.00503406494597338</text:p>
          </table:table-cell>
          <table:table-cell office:value-type="float" office:value="3.478862201" calcext:value-type="float">
            <text:p>3.478862201</text:p>
          </table:table-cell>
          <table:table-cell office:value-type="float" office:value="3.48553298525" calcext:value-type="float">
            <text:p>3.48553298525</text:p>
          </table:table-cell>
          <table:table-cell office:value-type="float" office:value="3.487921146" calcext:value-type="float">
            <text:p>3.487921146</text:p>
          </table:table-cell>
          <table:table-cell office:value-type="float" office:value="3.49078515525" calcext:value-type="float">
            <text:p>3.49078515525</text:p>
          </table:table-cell>
          <table:table-cell office:value-type="float" office:value="3.506827552" calcext:value-type="float">
            <text:p>3.506827552</text:p>
          </table:table-cell>
          <table:table-cell office:value-type="float" office:value="448.864486189823" calcext:value-type="float">
            <text:p>448.8644861898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office:value-type="float" office:value="3.87199042441579" calcext:value-type="float">
            <text:p>3.87199042441579</text:p>
          </table:table-cell>
          <table:table-cell office:value-type="float" office:value="0.00499735029092116" calcext:value-type="float">
            <text:p>0.00499735029092116</text:p>
          </table:table-cell>
          <table:table-cell office:value-type="float" office:value="3.857922056" calcext:value-type="float">
            <text:p>3.857922056</text:p>
          </table:table-cell>
          <table:table-cell office:value-type="float" office:value="3.8685219815" calcext:value-type="float">
            <text:p>3.8685219815</text:p>
          </table:table-cell>
          <table:table-cell office:value-type="float" office:value="3.8723020765" calcext:value-type="float">
            <text:p>3.8723020765</text:p>
          </table:table-cell>
          <table:table-cell office:value-type="float" office:value="3.875161511" calcext:value-type="float">
            <text:p>3.875161511</text:p>
          </table:table-cell>
          <table:table-cell office:value-type="float" office:value="3.883842822" calcext:value-type="float">
            <text:p>3.883842822</text:p>
          </table:table-cell>
          <table:table-cell office:value-type="float" office:value="487.199042441579" calcext:value-type="float">
            <text:p>487.19904244157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4.56779865560513" calcext:value-type="float">
            <text:p>4.56779865560513</text:p>
          </table:table-cell>
          <table:table-cell office:value-type="float" office:value="0.00807504477207061" calcext:value-type="float">
            <text:p>0.00807504477207061</text:p>
          </table:table-cell>
          <table:table-cell table:formula="of:=[.AI14]-[.$AE$33]*[.D70]" office:value-type="float" office:value="-0.130764388492833" calcext:value-type="float">
            <text:p>-0.130764388492833</text:p>
          </table:table-cell>
          <table:table-cell table:formula="of:=ABS(([.AG14]-[.AK14])/[.AG14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8.06008783311168" calcext:value-type="float">
            <text:p>8.06008783311168</text:p>
          </table:table-cell>
          <table:table-cell office:value-type="float" office:value="0.00545110786273938" calcext:value-type="float">
            <text:p>0.00545110786273938</text:p>
          </table:table-cell>
          <table:table-cell table:formula="of:=[.AK26]" office:value-type="float" office:value="1.90256192053373" calcext:value-type="float">
            <text:p>1.90256192053373</text:p>
          </table:table-cell>
          <table:table-cell table:formula="of:=ABS(([.AP14]-[.AT14])/[.AP14])" office:value-type="float" office:value="0.0487190397331334" calcext:value-type="float">
            <text:p>0.04871903973313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.91733655326" calcext:value-type="float">
            <text:p>4.91733655326</text:p>
          </table:table-cell>
          <table:table-cell office:value-type="float" office:value="0.00190528728872753" calcext:value-type="float">
            <text:p>0.00190528728872753</text:p>
          </table:table-cell>
          <table:table-cell office:value-type="float" office:value="4.91240451" calcext:value-type="float">
            <text:p>4.91240451</text:p>
          </table:table-cell>
          <table:table-cell office:value-type="float" office:value="4.9161904335" calcext:value-type="float">
            <text:p>4.9161904335</text:p>
          </table:table-cell>
          <table:table-cell office:value-type="float" office:value="4.917240078" calcext:value-type="float">
            <text:p>4.917240078</text:p>
          </table:table-cell>
          <table:table-cell office:value-type="float" office:value="4.91859868475" calcext:value-type="float">
            <text:p>4.91859868475</text:p>
          </table:table-cell>
          <table:table-cell office:value-type="float" office:value="4.923467016" calcext:value-type="float">
            <text:p>4.923467016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97" calcext:value-type="float">
            <text:p>197</text:p>
          </table:table-cell>
          <table:table-cell office:value-type="float" office:value="8.06008783311168" calcext:value-type="float">
            <text:p>8.06008783311168</text:p>
          </table:table-cell>
          <table:table-cell office:value-type="float" office:value="0.00545110786273938" calcext:value-type="float">
            <text:p>0.00545110786273938</text:p>
          </table:table-cell>
          <table:table-cell office:value-type="float" office:value="8.046257898" calcext:value-type="float">
            <text:p>8.046257898</text:p>
          </table:table-cell>
          <table:table-cell office:value-type="float" office:value="8.056455358" calcext:value-type="float">
            <text:p>8.056455358</text:p>
          </table:table-cell>
          <table:table-cell office:value-type="float" office:value="8.060176949" calcext:value-type="float">
            <text:p>8.060176949</text:p>
          </table:table-cell>
          <table:table-cell office:value-type="float" office:value="8.063919857" calcext:value-type="float">
            <text:p>8.063919857</text:p>
          </table:table-cell>
          <table:table-cell office:value-type="float" office:value="8.075220568" calcext:value-type="float">
            <text:p>8.075220568</text:p>
          </table:table-cell>
          <table:table-cell office:value-type="float" office:value="503.004391655584" calcext:value-type="float">
            <text:p>503.004391655584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5.61962987183981" calcext:value-type="float">
            <text:p>5.61962987183981</text:p>
          </table:table-cell>
          <table:table-cell office:value-type="float" office:value="0.00257170902317272" calcext:value-type="float">
            <text:p>0.00257170902317272</text:p>
          </table:table-cell>
          <table:table-cell table:formula="of:=[.AI15]-[.$AE$33]*[.D71]" office:value-type="float" office:value="0.927932324881603" calcext:value-type="float">
            <text:p>0.927932324881603</text:p>
          </table:table-cell>
          <table:table-cell table:formula="of:=ABS(([.AG15]-[.AK15])/[.AG15])" office:value-type="float" office:value="0.0720676751183973" calcext:value-type="float">
            <text:p>0.072067675118397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96" calcext:value-type="float">
            <text:p>196</text:p>
          </table:table-cell>
          <table:table-cell office:value-type="float" office:value="4.97079928045408" calcext:value-type="float">
            <text:p>4.97079928045408</text:p>
          </table:table-cell>
          <table:table-cell office:value-type="float" office:value="0.0503890412216333" calcext:value-type="float">
            <text:p>0.0503890412216333</text:p>
          </table:table-cell>
          <table:table-cell table:formula="of:=[.AK27]" office:value-type="float" office:value="-1.23547961883136" calcext:value-type="float">
            <text:p>-1.23547961883136</text:p>
          </table:table-cell>
          <table:table-cell table:formula="of:=ABS(([.AP15]-[.AT15])/[.AP15])" office:value-type="float" office:value="0.23547961883136" calcext:value-type="float">
            <text:p>0.235479618831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5.33210505199061" calcext:value-type="float">
            <text:p>5.33210505199061</text:p>
          </table:table-cell>
          <table:table-cell office:value-type="float" office:value="0.00191939185523846" calcext:value-type="float">
            <text:p>0.00191939185523846</text:p>
          </table:table-cell>
          <table:table-cell office:value-type="float" office:value="5.327330647" calcext:value-type="float">
            <text:p>5.327330647</text:p>
          </table:table-cell>
          <table:table-cell office:value-type="float" office:value="5.330844441" calcext:value-type="float">
            <text:p>5.330844441</text:p>
          </table:table-cell>
          <table:table-cell office:value-type="float" office:value="5.332144741" calcext:value-type="float">
            <text:p>5.332144741</text:p>
          </table:table-cell>
          <table:table-cell office:value-type="float" office:value="5.333493985" calcext:value-type="float">
            <text:p>5.333493985</text:p>
          </table:table-cell>
          <table:table-cell office:value-type="float" office:value="5.336914921" calcext:value-type="float">
            <text:p>5.336914921</text:p>
          </table:table-cell>
          <table:table-cell office:value-type="string" calcext:value-type="string">
            <text:p>inf</text:p>
          </table:table-cell>
          <table:table-cell table:number-columns-repeated="20"/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26" calcext:value-type="float">
            <text:p>226</text:p>
          </table:table-cell>
          <table:table-cell office:value-type="float" office:value="3.48864486189823" calcext:value-type="float">
            <text:p>3.48864486189823</text:p>
          </table:table-cell>
          <table:table-cell office:value-type="float" office:value="0.00503406494597338" calcext:value-type="float">
            <text:p>0.00503406494597338</text:p>
          </table:table-cell>
          <table:table-cell table:formula="of:=[.AI16]-[.$AE$33]*[.D72]" office:value-type="float" office:value="-1.19708190792764" calcext:value-type="float">
            <text:p>-1.19708190792764</text:p>
          </table:table-cell>
          <table:table-cell table:formula="of:=ABS(([.AG16]-[.AK16])/[.AG16])" office:value-type="float" office:value="0.19708190792764" calcext:value-type="float">
            <text:p>0.1970819079276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190" calcext:value-type="float">
            <text:p>190</text:p>
          </table:table-cell>
          <table:table-cell office:value-type="float" office:value="3.87199042441579" calcext:value-type="float">
            <text:p>3.87199042441579</text:p>
          </table:table-cell>
          <table:table-cell office:value-type="float" office:value="0.00499735029092116" calcext:value-type="float">
            <text:p>0.00499735029092116</text:p>
          </table:table-cell>
          <table:table-cell table:formula="of:=[.AK28]" office:value-type="float" office:value="-2.2290857945439" calcext:value-type="float">
            <text:p>-2.2290857945439</text:p>
          </table:table-cell>
          <table:table-cell table:formula="of:=ABS(([.AP16]-[.AT16])/[.AP16])" office:value-type="float" office:value="0.114542897271949" calcext:value-type="float">
            <text:p>0.1145428972719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6.36402668963021" calcext:value-type="float">
            <text:p>6.36402668963021</text:p>
          </table:table-cell>
          <table:table-cell office:value-type="float" office:value="0.00279881994314305" calcext:value-type="float">
            <text:p>0.00279881994314305</text:p>
          </table:table-cell>
          <table:table-cell office:value-type="float" office:value="6.356136245" calcext:value-type="float">
            <text:p>6.356136245</text:p>
          </table:table-cell>
          <table:table-cell office:value-type="float" office:value="6.36201222475" calcext:value-type="float">
            <text:p>6.36201222475</text:p>
          </table:table-cell>
          <table:table-cell office:value-type="float" office:value="6.364023633" calcext:value-type="float">
            <text:p>6.364023633</text:p>
          </table:table-cell>
          <table:table-cell office:value-type="float" office:value="6.36563182775" calcext:value-type="float">
            <text:p>6.36563182775</text:p>
          </table:table-cell>
          <table:table-cell office:value-type="float" office:value="6.371498807" calcext:value-type="float">
            <text:p>6.371498807</text:p>
          </table:table-cell>
          <table:table-cell office:value-type="float" office:value="536.402668963021" calcext:value-type="float">
            <text:p>536.402668963021</text:p>
          </table:table-cell>
          <table:table-cell table:number-columns-repeated="20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.91733655326" calcext:value-type="float">
            <text:p>4.91733655326</text:p>
          </table:table-cell>
          <table:table-cell office:value-type="float" office:value="0.00190528728872753" calcext:value-type="float">
            <text:p>0.00190528728872753</text:p>
          </table:table-cell>
          <table:table-cell table:formula="of:=[.AI17]-[.$AE$33]*[.D73]" office:value-type="float" office:value="-0.134258508851962" calcext:value-type="float">
            <text:p>-0.134258508851962</text:p>
          </table:table-cell>
          <table:table-cell table:formula="of:=ABS(([.AG17]-[.AK17])/[.AG17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7.2848771464532" calcext:value-type="float">
            <text:p>7.2848771464532</text:p>
          </table:table-cell>
          <table:table-cell office:value-type="float" office:value="0.00350138348202221" calcext:value-type="float">
            <text:p>0.00350138348202221</text:p>
          </table:table-cell>
          <table:table-cell office:value-type="float" office:value="7.276419213" calcext:value-type="float">
            <text:p>7.276419213</text:p>
          </table:table-cell>
          <table:table-cell office:value-type="float" office:value="7.2823338235" calcext:value-type="float">
            <text:p>7.2823338235</text:p>
          </table:table-cell>
          <table:table-cell office:value-type="float" office:value="7.2849588" calcext:value-type="float">
            <text:p>7.2849588</text:p>
          </table:table-cell>
          <table:table-cell office:value-type="float" office:value="7.2872117215" calcext:value-type="float">
            <text:p>7.2872117215</text:p>
          </table:table-cell>
          <table:table-cell office:value-type="float" office:value="7.293596495" calcext:value-type="float">
            <text:p>7.293596495</text:p>
          </table:table-cell>
          <table:table-cell office:value-type="float" office:value="264.24385732266" calcext:value-type="float">
            <text:p>264.24385732266</text:p>
          </table:table-cell>
          <table:table-cell table:number-columns-repeated="20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5.33210505199061" calcext:value-type="float">
            <text:p>5.33210505199061</text:p>
          </table:table-cell>
          <table:table-cell office:value-type="float" office:value="0.00191939185523846" calcext:value-type="float">
            <text:p>0.00191939185523846</text:p>
          </table:table-cell>
          <table:table-cell table:formula="of:=[.AI18]-[.$AE$33]*[.D74]" office:value-type="float" office:value="-0.157556172541909" calcext:value-type="float">
            <text:p>-0.157556172541909</text:p>
          </table:table-cell>
          <table:table-cell table:formula="of:=ABS(([.AG18]-[.AK18])/[.AG18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93" calcext:value-type="float">
            <text:p>193</text:p>
          </table:table-cell>
          <table:table-cell office:value-type="float" office:value="4.27968614724352" calcext:value-type="float">
            <text:p>4.27968614724352</text:p>
          </table:table-cell>
          <table:table-cell office:value-type="float" office:value="0.00361041280436781" calcext:value-type="float">
            <text:p>0.00361041280436781</text:p>
          </table:table-cell>
          <table:table-cell office:value-type="float" office:value="4.273922153" calcext:value-type="float">
            <text:p>4.273922153</text:p>
          </table:table-cell>
          <table:table-cell office:value-type="float" office:value="4.277525621" calcext:value-type="float">
            <text:p>4.277525621</text:p>
          </table:table-cell>
          <table:table-cell office:value-type="float" office:value="4.279055835" calcext:value-type="float">
            <text:p>4.279055835</text:p>
          </table:table-cell>
          <table:table-cell office:value-type="float" office:value="4.281046274" calcext:value-type="float">
            <text:p>4.281046274</text:p>
          </table:table-cell>
          <table:table-cell office:value-type="float" office:value="4.29657577" calcext:value-type="float">
            <text:p>4.29657577</text:p>
          </table:table-cell>
          <table:table-cell office:value-type="float" office:value="527.968614724352" calcext:value-type="float">
            <text:p>527.968614724352</text:p>
          </table:table-cell>
          <table:table-cell table:number-columns-repeated="20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6.36402668963021" calcext:value-type="float">
            <text:p>6.36402668963021</text:p>
          </table:table-cell>
          <table:table-cell office:value-type="float" office:value="0.00279881994314305" calcext:value-type="float">
            <text:p>0.00279881994314305</text:p>
          </table:table-cell>
          <table:table-cell table:formula="of:=[.AI19]-[.$AE$33]*[.D75]" office:value-type="float" office:value="0.892596748017073" calcext:value-type="float">
            <text:p>0.892596748017073</text:p>
          </table:table-cell>
          <table:table-cell table:formula="of:=ABS(([.AG19]-[.AK19])/[.AG19])" office:value-type="float" office:value="0.107403251982927" calcext:value-type="float">
            <text:p>0.10740325198292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18" calcext:value-type="float">
            <text:p>118</text:p>
          </table:table-cell>
          <table:table-cell office:value-type="float" office:value="3.12651810612712" calcext:value-type="float">
            <text:p>3.12651810612712</text:p>
          </table:table-cell>
          <table:table-cell office:value-type="float" office:value="0.00473907910362825" calcext:value-type="float">
            <text:p>0.00473907910362825</text:p>
          </table:table-cell>
          <table:table-cell office:value-type="float" office:value="3.118673731" calcext:value-type="float">
            <text:p>3.118673731</text:p>
          </table:table-cell>
          <table:table-cell office:value-type="float" office:value="3.122462269" calcext:value-type="float">
            <text:p>3.122462269</text:p>
          </table:table-cell>
          <table:table-cell office:value-type="float" office:value="3.125787236" calcext:value-type="float">
            <text:p>3.125787236</text:p>
          </table:table-cell>
          <table:table-cell office:value-type="float" office:value="3.13091913025" calcext:value-type="float">
            <text:p>3.13091913025</text:p>
          </table:table-cell>
          <table:table-cell office:value-type="float" office:value="3.135742292" calcext:value-type="float">
            <text:p>3.135742292</text:p>
          </table:table-cell>
          <table:table-cell office:value-type="float" office:value="256.325905306356" calcext:value-type="float">
            <text:p>256.325905306356</text:p>
          </table:table-cell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7.2848771464532" calcext:value-type="float">
            <text:p>7.2848771464532</text:p>
          </table:table-cell>
          <table:table-cell office:value-type="float" office:value="0.00350138348202221" calcext:value-type="float">
            <text:p>0.00350138348202221</text:p>
          </table:table-cell>
          <table:table-cell table:formula="of:=[.AI20]-[.$AE$33]*[.D76]" office:value-type="float" office:value="1.91140247283452" calcext:value-type="float">
            <text:p>1.91140247283452</text:p>
          </table:table-cell>
          <table:table-cell table:formula="of:=ABS(([.AG20]-[.AK20])/[.AG20])" office:value-type="float" office:value="0.0442987635827414" calcext:value-type="float">
            <text:p>0.0442987635827414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5.66917414097537" calcext:value-type="float">
            <text:p>5.66917414097537</text:p>
          </table:table-cell>
          <table:table-cell office:value-type="float" office:value="0.0237600632072835" calcext:value-type="float">
            <text:p>0.0237600632072835</text:p>
          </table:table-cell>
          <table:table-cell office:value-type="float" office:value="5.64564532" calcext:value-type="float">
            <text:p>5.64564532</text:p>
          </table:table-cell>
          <table:table-cell office:value-type="float" office:value="5.66255699" calcext:value-type="float">
            <text:p>5.66255699</text:p>
          </table:table-cell>
          <table:table-cell office:value-type="float" office:value="5.667951621" calcext:value-type="float">
            <text:p>5.667951621</text:p>
          </table:table-cell>
          <table:table-cell office:value-type="float" office:value="5.67323759" calcext:value-type="float">
            <text:p>5.67323759</text:p>
          </table:table-cell>
          <table:table-cell office:value-type="float" office:value="5.982858017" calcext:value-type="float">
            <text:p>5.982858017</text:p>
          </table:table-cell>
          <table:table-cell office:value-type="string" calcext:value-type="string">
            <text:p>inf</text:p>
          </table:table-cell>
          <table:table-cell table:number-columns-repeated="20"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93" calcext:value-type="float">
            <text:p>193</text:p>
          </table:table-cell>
          <table:table-cell office:value-type="float" office:value="4.27968614724352" calcext:value-type="float">
            <text:p>4.27968614724352</text:p>
          </table:table-cell>
          <table:table-cell office:value-type="float" office:value="0.00361041280436781" calcext:value-type="float">
            <text:p>0.00361041280436781</text:p>
          </table:table-cell>
          <table:table-cell table:formula="of:=[.AI21]-[.$AE$33]*[.D77]" office:value-type="float" office:value="-1.21344791303393" calcext:value-type="float">
            <text:p>-1.21344791303393</text:p>
          </table:table-cell>
          <table:table-cell table:formula="of:=ABS(([.AG21]-[.AK21])/[.AG21])" office:value-type="float" office:value="0.213447913033928" calcext:value-type="float">
            <text:p>0.21344791303392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5.96338753127985" calcext:value-type="float">
            <text:p>5.96338753127985</text:p>
          </table:table-cell>
          <table:table-cell office:value-type="float" office:value="0.0794766803336792" calcext:value-type="float">
            <text:p>0.0794766803336792</text:p>
          </table:table-cell>
          <table:table-cell office:value-type="float" office:value="5.900275873" calcext:value-type="float">
            <text:p>5.900275873</text:p>
          </table:table-cell>
          <table:table-cell office:value-type="float" office:value="5.91212870825" calcext:value-type="float">
            <text:p>5.91212870825</text:p>
          </table:table-cell>
          <table:table-cell office:value-type="float" office:value="5.916207166" calcext:value-type="float">
            <text:p>5.916207166</text:p>
          </table:table-cell>
          <table:table-cell office:value-type="float" office:value="6.08293714375" calcext:value-type="float">
            <text:p>6.08293714375</text:p>
          </table:table-cell>
          <table:table-cell office:value-type="float" office:value="6.10034097" calcext:value-type="float">
            <text:p>6.10034097</text:p>
          </table:table-cell>
          <table:table-cell office:value-type="string" calcext:value-type="string">
            <text:p>inf</text:p>
          </table:table-cell>
          <table:table-cell table:number-columns-repeated="20"/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18" calcext:value-type="float">
            <text:p>118</text:p>
          </table:table-cell>
          <table:table-cell office:value-type="float" office:value="3.12651810612712" calcext:value-type="float">
            <text:p>3.12651810612712</text:p>
          </table:table-cell>
          <table:table-cell office:value-type="float" office:value="0.00473907910362825" calcext:value-type="float">
            <text:p>0.00473907910362825</text:p>
          </table:table-cell>
          <table:table-cell table:formula="of:=[.AI22]-[.$AE$33]*[.D78]" office:value-type="float" office:value="-2.19776071504928" calcext:value-type="float">
            <text:p>-2.19776071504928</text:p>
          </table:table-cell>
          <table:table-cell table:formula="of:=ABS(([.AG22]-[.AK22])/[.AG22])" office:value-type="float" office:value="0.0988803575246415" calcext:value-type="float">
            <text:p>0.098880357524641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6.93962733723214" calcext:value-type="float">
            <text:p>6.93962733723214</text:p>
          </table:table-cell>
          <table:table-cell office:value-type="float" office:value="0.0312180923875649" calcext:value-type="float">
            <text:p>0.0312180923875649</text:p>
          </table:table-cell>
          <table:table-cell office:value-type="float" office:value="6.892191397" calcext:value-type="float">
            <text:p>6.892191397</text:p>
          </table:table-cell>
          <table:table-cell office:value-type="float" office:value="6.92750849" calcext:value-type="float">
            <text:p>6.92750849</text:p>
          </table:table-cell>
          <table:table-cell office:value-type="float" office:value="6.9382135675" calcext:value-type="float">
            <text:p>6.9382135675</text:p>
          </table:table-cell>
          <table:table-cell office:value-type="float" office:value="6.94407674425" calcext:value-type="float">
            <text:p>6.94407674425</text:p>
          </table:table-cell>
          <table:table-cell office:value-type="float" office:value="7.095906737" calcext:value-type="float">
            <text:p>7.095906737</text:p>
          </table:table-cell>
          <table:table-cell office:value-type="float" office:value="593.962733723214" calcext:value-type="float">
            <text:p>593.962733723214</text:p>
          </table:table-cell>
          <table:table-cell table:number-columns-repeated="20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5.66917414097537" calcext:value-type="float">
            <text:p>5.66917414097537</text:p>
          </table:table-cell>
          <table:table-cell office:value-type="float" office:value="0.0237600632072835" calcext:value-type="float">
            <text:p>0.0237600632072835</text:p>
          </table:table-cell>
          <table:table-cell table:formula="of:=[.AI23]-[.$AE$33]*[.D79]" office:value-type="float" office:value="-0.173436669408957" calcext:value-type="float">
            <text:p>-0.173436669408957</text:p>
          </table:table-cell>
          <table:table-cell table:formula="of:=ABS(([.AG23]-[.AK23])/[.AG2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8.06008783311168" calcext:value-type="float">
            <text:p>8.06008783311168</text:p>
          </table:table-cell>
          <table:table-cell office:value-type="float" office:value="0.00545110786273938" calcext:value-type="float">
            <text:p>0.00545110786273938</text:p>
          </table:table-cell>
          <table:table-cell office:value-type="float" office:value="8.046257898" calcext:value-type="float">
            <text:p>8.046257898</text:p>
          </table:table-cell>
          <table:table-cell office:value-type="float" office:value="8.056455358" calcext:value-type="float">
            <text:p>8.056455358</text:p>
          </table:table-cell>
          <table:table-cell office:value-type="float" office:value="8.060176949" calcext:value-type="float">
            <text:p>8.060176949</text:p>
          </table:table-cell>
          <table:table-cell office:value-type="float" office:value="8.063919857" calcext:value-type="float">
            <text:p>8.063919857</text:p>
          </table:table-cell>
          <table:table-cell office:value-type="float" office:value="8.075220568" calcext:value-type="float">
            <text:p>8.075220568</text:p>
          </table:table-cell>
          <table:table-cell office:value-type="float" office:value="303.004391655584" calcext:value-type="float">
            <text:p>303.004391655584</text:p>
          </table:table-cell>
          <table:table-cell table:number-columns-repeated="20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5.96338753127985" calcext:value-type="float">
            <text:p>5.96338753127985</text:p>
          </table:table-cell>
          <table:table-cell office:value-type="float" office:value="0.0794766803336792" calcext:value-type="float">
            <text:p>0.0794766803336792</text:p>
          </table:table-cell>
          <table:table-cell table:formula="of:=[.AI24]-[.$AE$33]*[.D80]" office:value-type="float" office:value="-0.177757777707573" calcext:value-type="float">
            <text:p>-0.177757777707573</text:p>
          </table:table-cell>
          <table:table-cell table:formula="of:=ABS(([.AG24]-[.AK24])/[.AG2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96" calcext:value-type="float">
            <text:p>196</text:p>
          </table:table-cell>
          <table:table-cell office:value-type="float" office:value="4.97079928045408" calcext:value-type="float">
            <text:p>4.97079928045408</text:p>
          </table:table-cell>
          <table:table-cell office:value-type="float" office:value="0.0503890412216333" calcext:value-type="float">
            <text:p>0.0503890412216333</text:p>
          </table:table-cell>
          <table:table-cell office:value-type="float" office:value="4.84862879" calcext:value-type="float">
            <text:p>4.84862879</text:p>
          </table:table-cell>
          <table:table-cell office:value-type="float" office:value="4.975411684" calcext:value-type="float">
            <text:p>4.975411684</text:p>
          </table:table-cell>
          <table:table-cell office:value-type="float" office:value="4.981449367" calcext:value-type="float">
            <text:p>4.981449367</text:p>
          </table:table-cell>
          <table:table-cell office:value-type="float" office:value="4.98517456475" calcext:value-type="float">
            <text:p>4.98517456475</text:p>
          </table:table-cell>
          <table:table-cell office:value-type="float" office:value="5.3758204" calcext:value-type="float">
            <text:p>5.3758204</text:p>
          </table:table-cell>
          <table:table-cell office:value-type="float" office:value="597.079928045408" calcext:value-type="float">
            <text:p>597.079928045408</text:p>
          </table:table-cell>
          <table:table-cell table:number-columns-repeated="20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6.93962733723214" calcext:value-type="float">
            <text:p>6.93962733723214</text:p>
          </table:table-cell>
          <table:table-cell office:value-type="float" office:value="0.0312180923875649" calcext:value-type="float">
            <text:p>0.0312180923875649</text:p>
          </table:table-cell>
          <table:table-cell table:formula="of:=[.AI25]-[.$AE$33]*[.D81]" office:value-type="float" office:value="0.846254611255555" calcext:value-type="float">
            <text:p>0.846254611255555</text:p>
          </table:table-cell>
          <table:table-cell table:formula="of:=ABS(([.AG25]-[.AK25])/[.AG25])" office:value-type="float" office:value="0.153745388744445" calcext:value-type="float">
            <text:p>0.153745388744445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190" calcext:value-type="float">
            <text:p>190</text:p>
          </table:table-cell>
          <table:table-cell office:value-type="float" office:value="3.87199042441579" calcext:value-type="float">
            <text:p>3.87199042441579</text:p>
          </table:table-cell>
          <table:table-cell office:value-type="float" office:value="0.00499735029092116" calcext:value-type="float">
            <text:p>0.00499735029092116</text:p>
          </table:table-cell>
          <table:table-cell office:value-type="float" office:value="3.857922056" calcext:value-type="float">
            <text:p>3.857922056</text:p>
          </table:table-cell>
          <table:table-cell office:value-type="float" office:value="3.8685219815" calcext:value-type="float">
            <text:p>3.8685219815</text:p>
          </table:table-cell>
          <table:table-cell office:value-type="float" office:value="3.8723020765" calcext:value-type="float">
            <text:p>3.8723020765</text:p>
          </table:table-cell>
          <table:table-cell office:value-type="float" office:value="3.875161511" calcext:value-type="float">
            <text:p>3.875161511</text:p>
          </table:table-cell>
          <table:table-cell office:value-type="float" office:value="3.883842822" calcext:value-type="float">
            <text:p>3.883842822</text:p>
          </table:table-cell>
          <table:table-cell office:value-type="float" office:value="293.599521220789" calcext:value-type="float">
            <text:p>293.599521220789</text:p>
          </table:table-cell>
          <table:table-cell table:number-columns-repeated="20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8.06008783311168" calcext:value-type="float">
            <text:p>8.06008783311168</text:p>
          </table:table-cell>
          <table:table-cell office:value-type="float" office:value="0.00545110786273938" calcext:value-type="float">
            <text:p>0.00545110786273938</text:p>
          </table:table-cell>
          <table:table-cell table:formula="of:=[.AI26]-[.$AE$33]*[.D82]" office:value-type="float" office:value="1.90256192053373" calcext:value-type="float">
            <text:p>1.90256192053373</text:p>
          </table:table-cell>
          <table:table-cell table:formula="of:=ABS(([.AG26]-[.AK26])/[.AG26])" office:value-type="float" office:value="0.0487190397331334" calcext:value-type="float">
            <text:p>0.048719039733133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6.41016952729208" calcext:value-type="float">
            <text:p>6.41016952729208</text:p>
          </table:table-cell>
          <table:table-cell office:value-type="float" office:value="0.00333113457416017" calcext:value-type="float">
            <text:p>0.00333113457416017</text:p>
          </table:table-cell>
          <table:table-cell office:value-type="float" office:value="6.402698585" calcext:value-type="float">
            <text:p>6.402698585</text:p>
          </table:table-cell>
          <table:table-cell office:value-type="float" office:value="6.40757540275" calcext:value-type="float">
            <text:p>6.40757540275</text:p>
          </table:table-cell>
          <table:table-cell office:value-type="float" office:value="6.4106402135" calcext:value-type="float">
            <text:p>6.4106402135</text:p>
          </table:table-cell>
          <table:table-cell office:value-type="float" office:value="6.41219467925" calcext:value-type="float">
            <text:p>6.41219467925</text:p>
          </table:table-cell>
          <table:table-cell office:value-type="float" office:value="6.421738061" calcext:value-type="float">
            <text:p>6.421738061</text:p>
          </table:table-cell>
          <table:table-cell office:value-type="string" calcext:value-type="string">
            <text:p>inf</text:p>
          </table:table-cell>
          <table:table-cell table:number-columns-repeated="20"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96" calcext:value-type="float">
            <text:p>196</text:p>
          </table:table-cell>
          <table:table-cell office:value-type="float" office:value="4.97079928045408" calcext:value-type="float">
            <text:p>4.97079928045408</text:p>
          </table:table-cell>
          <table:table-cell office:value-type="float" office:value="0.0503890412216333" calcext:value-type="float">
            <text:p>0.0503890412216333</text:p>
          </table:table-cell>
          <table:table-cell table:formula="of:=[.AI27]-[.$AE$33]*[.D83]" office:value-type="float" office:value="-1.23547961883136" calcext:value-type="float">
            <text:p>-1.23547961883136</text:p>
          </table:table-cell>
          <table:table-cell table:formula="of:=ABS(([.AG27]-[.AK27])/[.AG27])" office:value-type="float" office:value="0.23547961883136" calcext:value-type="float">
            <text:p>0.23547961883136</text:p>
          </table:table-cell>
          <table:table-cell table:number-columns-repeated="9"/>
        </table:table-row>
        <table:table-row table:style-name="ro1">
          <table:table-cell table:number-columns-repeated="31"/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190" calcext:value-type="float">
            <text:p>190</text:p>
          </table:table-cell>
          <table:table-cell office:value-type="float" office:value="3.87199042441579" calcext:value-type="float">
            <text:p>3.87199042441579</text:p>
          </table:table-cell>
          <table:table-cell office:value-type="float" office:value="0.00499735029092116" calcext:value-type="float">
            <text:p>0.00499735029092116</text:p>
          </table:table-cell>
          <table:table-cell table:formula="of:=[.AI28]-[.$AE$33]*[.D84]" office:value-type="float" office:value="-2.2290857945439" calcext:value-type="float">
            <text:p>-2.2290857945439</text:p>
          </table:table-cell>
          <table:table-cell table:formula="of:=ABS(([.AG28]-[.AK28])/[.AG28])" office:value-type="float" office:value="0.114542897271949" calcext:value-type="float">
            <text:p>0.114542897271949</text:p>
          </table:table-cell>
          <table:table-cell table:number-columns-repeated="9"/>
        </table:table-row>
        <table:table-row table:style-name="ro1">
          <table:table-cell table:number-columns-repeated="31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6.41016952729208" calcext:value-type="float">
            <text:p>6.41016952729208</text:p>
          </table:table-cell>
          <table:table-cell office:value-type="float" office:value="0.00333113457416017" calcext:value-type="float">
            <text:p>0.00333113457416017</text:p>
          </table:table-cell>
          <table:table-cell table:formula="of:=[.AI29]-[.$AE$33]*[.D85]" office:value-type="float" office:value="-0.193626632591077" calcext:value-type="float">
            <text:p>-0.193626632591077</text:p>
          </table:table-cell>
          <table:table-cell table:formula="of:=ABS(([.AG29]-[.AK29])/[.AG29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3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.23776883933962" calcext:value-type="float">
            <text:p>1.23776883933962</text:p>
          </table:table-cell>
          <table:table-cell office:value-type="float" office:value="0.000359192081435758" calcext:value-type="float">
            <text:p>0.000359192081435758</text:p>
          </table:table-cell>
          <table:table-cell office:value-type="float" office:value="1.236961777" calcext:value-type="float">
            <text:p>1.236961777</text:p>
          </table:table-cell>
          <table:table-cell office:value-type="float" office:value="1.23750754825" calcext:value-type="float">
            <text:p>1.23750754825</text:p>
          </table:table-cell>
          <table:table-cell office:value-type="float" office:value="1.237778571" calcext:value-type="float">
            <text:p>1.237778571</text:p>
          </table:table-cell>
          <table:table-cell office:value-type="float" office:value="1.23804066" calcext:value-type="float">
            <text:p>1.23804066</text:p>
          </table:table-cell>
          <table:table-cell office:value-type="float" office:value="1.238521736" calcext:value-type="float">
            <text:p>1.238521736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.45381830916592" calcext:value-type="float">
            <text:p>1.45381830916592</text:p>
          </table:table-cell>
          <table:table-cell office:value-type="float" office:value="0.000565609740479298" calcext:value-type="float">
            <text:p>0.000565609740479298</text:p>
          </table:table-cell>
          <table:table-cell office:value-type="float" office:value="1.452224495" calcext:value-type="float">
            <text:p>1.452224495</text:p>
          </table:table-cell>
          <table:table-cell office:value-type="float" office:value="1.4534598045" calcext:value-type="float">
            <text:p>1.4534598045</text:p>
          </table:table-cell>
          <table:table-cell office:value-type="float" office:value="1.453789766" calcext:value-type="float">
            <text:p>1.453789766</text:p>
          </table:table-cell>
          <table:table-cell office:value-type="float" office:value="1.4542428005" calcext:value-type="float">
            <text:p>1.4542428005</text:p>
          </table:table-cell>
          <table:table-cell office:value-type="float" office:value="1.455171614" calcext:value-type="float">
            <text:p>1.455171614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.65847910558163" calcext:value-type="float">
            <text:p>1.65847910558163</text:p>
          </table:table-cell>
          <table:table-cell office:value-type="float" office:value="0.000416836556964096" calcext:value-type="float">
            <text:p>0.000416836556964096</text:p>
          </table:table-cell>
          <table:table-cell office:value-type="float" office:value="1.657160807" calcext:value-type="float">
            <text:p>1.657160807</text:p>
          </table:table-cell>
          <table:table-cell office:value-type="float" office:value="1.6582002775" calcext:value-type="float">
            <text:p>1.6582002775</text:p>
          </table:table-cell>
          <table:table-cell office:value-type="float" office:value="1.658442248" calcext:value-type="float">
            <text:p>1.658442248</text:p>
          </table:table-cell>
          <table:table-cell office:value-type="float" office:value="1.658774118" calcext:value-type="float">
            <text:p>1.658774118</text:p>
          </table:table-cell>
          <table:table-cell office:value-type="float" office:value="1.659632243" calcext:value-type="float">
            <text:p>1.659632243</text:p>
          </table:table-cell>
          <table:table-cell office:value-type="string" calcext:value-type="string">
            <text:p>inf</text:p>
          </table:table-cell>
          <table:table-cell table:number-columns-repeated="19"/>
          <table:table-cell table:formula="of:=1/1.356341" office:value-type="float" office:value="0.737277719983396" calcext:value-type="float">
            <text:p>0.737277719983396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.60090957921078" calcext:value-type="float">
            <text:p>1.60090957921078</text:p>
          </table:table-cell>
          <table:table-cell office:value-type="float" office:value="0.000557014138076304" calcext:value-type="float">
            <text:p>0.000557014138076304</text:p>
          </table:table-cell>
          <table:table-cell office:value-type="float" office:value="1.599947702" calcext:value-type="float">
            <text:p>1.599947702</text:p>
          </table:table-cell>
          <table:table-cell office:value-type="float" office:value="1.60058763375" calcext:value-type="float">
            <text:p>1.60058763375</text:p>
          </table:table-cell>
          <table:table-cell office:value-type="float" office:value="1.6008524695" calcext:value-type="float">
            <text:p>1.6008524695</text:p>
          </table:table-cell>
          <table:table-cell office:value-type="float" office:value="1.6010907575" calcext:value-type="float">
            <text:p>1.6010907575</text:p>
          </table:table-cell>
          <table:table-cell office:value-type="float" office:value="1.603342816" calcext:value-type="float">
            <text:p>1.603342816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.6536790757686" calcext:value-type="float">
            <text:p>1.6536790757686</text:p>
          </table:table-cell>
          <table:table-cell office:value-type="float" office:value="0.00126744996685838" calcext:value-type="float">
            <text:p>0.00126744996685838</text:p>
          </table:table-cell>
          <table:table-cell office:value-type="float" office:value="1.650664506" calcext:value-type="float">
            <text:p>1.650664506</text:p>
          </table:table-cell>
          <table:table-cell office:value-type="float" office:value="1.652664752" calcext:value-type="float">
            <text:p>1.652664752</text:p>
          </table:table-cell>
          <table:table-cell office:value-type="float" office:value="1.653797589" calcext:value-type="float">
            <text:p>1.653797589</text:p>
          </table:table-cell>
          <table:table-cell office:value-type="float" office:value="1.654760096" calcext:value-type="float">
            <text:p>1.654760096</text:p>
          </table:table-cell>
          <table:table-cell office:value-type="float" office:value="1.656005659" calcext:value-type="float">
            <text:p>1.656005659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.86327737069388" calcext:value-type="float">
            <text:p>1.86327737069388</text:p>
          </table:table-cell>
          <table:table-cell office:value-type="float" office:value="0.000535287658007165" calcext:value-type="float">
            <text:p>0.000535287658007165</text:p>
          </table:table-cell>
          <table:table-cell office:value-type="float" office:value="1.861765153" calcext:value-type="float">
            <text:p>1.861765153</text:p>
          </table:table-cell>
          <table:table-cell office:value-type="float" office:value="1.86304768" calcext:value-type="float">
            <text:p>1.86304768</text:p>
          </table:table-cell>
          <table:table-cell office:value-type="float" office:value="1.8632937625" calcext:value-type="float">
            <text:p>1.8632937625</text:p>
          </table:table-cell>
          <table:table-cell office:value-type="float" office:value="1.86365902675" calcext:value-type="float">
            <text:p>1.86365902675</text:p>
          </table:table-cell>
          <table:table-cell office:value-type="float" office:value="1.864399258" calcext:value-type="float">
            <text:p>1.864399258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.06909939171579" calcext:value-type="float">
            <text:p>2.06909939171579</text:p>
          </table:table-cell>
          <table:table-cell office:value-type="float" office:value="0.00101269226263953" calcext:value-type="float">
            <text:p>0.00101269226263953</text:p>
          </table:table-cell>
          <table:table-cell office:value-type="float" office:value="2.066047576" calcext:value-type="float">
            <text:p>2.066047576</text:p>
          </table:table-cell>
          <table:table-cell office:value-type="float" office:value="2.0684665515" calcext:value-type="float">
            <text:p>2.0684665515</text:p>
          </table:table-cell>
          <table:table-cell office:value-type="float" office:value="2.069097594" calcext:value-type="float">
            <text:p>2.069097594</text:p>
          </table:table-cell>
          <table:table-cell office:value-type="float" office:value="2.06971676" calcext:value-type="float">
            <text:p>2.06971676</text:p>
          </table:table-cell>
          <table:table-cell office:value-type="float" office:value="2.072141372" calcext:value-type="float">
            <text:p>2.072141372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.03979982918905" calcext:value-type="float">
            <text:p>2.03979982918905</text:p>
          </table:table-cell>
          <table:table-cell office:value-type="float" office:value="0.00135265093070148" calcext:value-type="float">
            <text:p>0.00135265093070148</text:p>
          </table:table-cell>
          <table:table-cell office:value-type="float" office:value="2.037170272" calcext:value-type="float">
            <text:p>2.037170272</text:p>
          </table:table-cell>
          <table:table-cell office:value-type="float" office:value="2.038727665" calcext:value-type="float">
            <text:p>2.038727665</text:p>
          </table:table-cell>
          <table:table-cell office:value-type="float" office:value="2.039630053" calcext:value-type="float">
            <text:p>2.039630053</text:p>
          </table:table-cell>
          <table:table-cell office:value-type="float" office:value="2.040592024" calcext:value-type="float">
            <text:p>2.040592024</text:p>
          </table:table-cell>
          <table:table-cell office:value-type="float" office:value="2.042975654" calcext:value-type="float">
            <text:p>2.042975654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.11037861138318" calcext:value-type="float">
            <text:p>2.11037861138318</text:p>
          </table:table-cell>
          <table:table-cell office:value-type="float" office:value="0.000736177547943678" calcext:value-type="float">
            <text:p>0.000736177547943678</text:p>
          </table:table-cell>
          <table:table-cell office:value-type="float" office:value="2.108131515" calcext:value-type="float">
            <text:p>2.108131515</text:p>
          </table:table-cell>
          <table:table-cell office:value-type="float" office:value="2.10989875875" calcext:value-type="float">
            <text:p>2.10989875875</text:p>
          </table:table-cell>
          <table:table-cell office:value-type="float" office:value="2.1104280275" calcext:value-type="float">
            <text:p>2.1104280275</text:p>
          </table:table-cell>
          <table:table-cell office:value-type="float" office:value="2.11085795225" calcext:value-type="float">
            <text:p>2.11085795225</text:p>
          </table:table-cell>
          <table:table-cell office:value-type="float" office:value="2.111907412" calcext:value-type="float">
            <text:p>2.111907412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.29271913383871" calcext:value-type="float">
            <text:p>2.29271913383871</text:p>
          </table:table-cell>
          <table:table-cell office:value-type="float" office:value="0.0013412478390005" calcext:value-type="float">
            <text:p>0.0013412478390005</text:p>
          </table:table-cell>
          <table:table-cell office:value-type="float" office:value="2.290474675" calcext:value-type="float">
            <text:p>2.290474675</text:p>
          </table:table-cell>
          <table:table-cell office:value-type="float" office:value="2.291897909" calcext:value-type="float">
            <text:p>2.291897909</text:p>
          </table:table-cell>
          <table:table-cell office:value-type="float" office:value="2.292426766" calcext:value-type="float">
            <text:p>2.292426766</text:p>
          </table:table-cell>
          <table:table-cell office:value-type="float" office:value="2.293428396" calcext:value-type="float">
            <text:p>2.293428396</text:p>
          </table:table-cell>
          <table:table-cell office:value-type="float" office:value="2.302284929" calcext:value-type="float">
            <text:p>2.302284929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.50818843551282" calcext:value-type="float">
            <text:p>2.50818843551282</text:p>
          </table:table-cell>
          <table:table-cell office:value-type="float" office:value="0.00434437223253778" calcext:value-type="float">
            <text:p>0.00434437223253778</text:p>
          </table:table-cell>
          <table:table-cell office:value-type="float" office:value="2.496848405" calcext:value-type="float">
            <text:p>2.496848405</text:p>
          </table:table-cell>
          <table:table-cell office:value-type="float" office:value="2.50493289" calcext:value-type="float">
            <text:p>2.50493289</text:p>
          </table:table-cell>
          <table:table-cell office:value-type="float" office:value="2.510366217" calcext:value-type="float">
            <text:p>2.510366217</text:p>
          </table:table-cell>
          <table:table-cell office:value-type="float" office:value="2.511488282" calcext:value-type="float">
            <text:p>2.511488282</text:p>
          </table:table-cell>
          <table:table-cell office:value-type="float" office:value="2.513775876" calcext:value-type="float">
            <text:p>2.513775876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.47444104789806" calcext:value-type="float">
            <text:p>2.47444104789806</text:p>
          </table:table-cell>
          <table:table-cell office:value-type="float" office:value="0.00113749579388282" calcext:value-type="float">
            <text:p>0.00113749579388282</text:p>
          </table:table-cell>
          <table:table-cell office:value-type="float" office:value="2.471510305" calcext:value-type="float">
            <text:p>2.471510305</text:p>
          </table:table-cell>
          <table:table-cell office:value-type="float" office:value="2.47374489225" calcext:value-type="float">
            <text:p>2.47374489225</text:p>
          </table:table-cell>
          <table:table-cell office:value-type="float" office:value="2.474479284" calcext:value-type="float">
            <text:p>2.474479284</text:p>
          </table:table-cell>
          <table:table-cell office:value-type="float" office:value="2.47507382575" calcext:value-type="float">
            <text:p>2.47507382575</text:p>
          </table:table-cell>
          <table:table-cell office:value-type="float" office:value="2.478007604" calcext:value-type="float">
            <text:p>2.478007604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.53526091437611" calcext:value-type="float">
            <text:p>2.53526091437611</text:p>
          </table:table-cell>
          <table:table-cell office:value-type="float" office:value="0.00374969226454828" calcext:value-type="float">
            <text:p>0.00374969226454828</text:p>
          </table:table-cell>
          <table:table-cell office:value-type="float" office:value="2.528045133" calcext:value-type="float">
            <text:p>2.528045133</text:p>
          </table:table-cell>
          <table:table-cell office:value-type="float" office:value="2.53296473" calcext:value-type="float">
            <text:p>2.53296473</text:p>
          </table:table-cell>
          <table:table-cell office:value-type="float" office:value="2.534648623" calcext:value-type="float">
            <text:p>2.534648623</text:p>
          </table:table-cell>
          <table:table-cell office:value-type="float" office:value="2.53690405925" calcext:value-type="float">
            <text:p>2.53690405925</text:p>
          </table:table-cell>
          <table:table-cell office:value-type="float" office:value="2.54869855" calcext:value-type="float">
            <text:p>2.54869855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.698471934275" calcext:value-type="float">
            <text:p>2.698471934275</text:p>
          </table:table-cell>
          <table:table-cell office:value-type="float" office:value="0.00103404368268619" calcext:value-type="float">
            <text:p>0.00103404368268619</text:p>
          </table:table-cell>
          <table:table-cell office:value-type="float" office:value="2.695903869" calcext:value-type="float">
            <text:p>2.695903869</text:p>
          </table:table-cell>
          <table:table-cell office:value-type="float" office:value="2.69784870025" calcext:value-type="float">
            <text:p>2.69784870025</text:p>
          </table:table-cell>
          <table:table-cell office:value-type="float" office:value="2.698388778" calcext:value-type="float">
            <text:p>2.698388778</text:p>
          </table:table-cell>
          <table:table-cell office:value-type="float" office:value="2.699165772" calcext:value-type="float">
            <text:p>2.699165772</text:p>
          </table:table-cell>
          <table:table-cell office:value-type="float" office:value="2.701814441" calcext:value-type="float">
            <text:p>2.701814441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.93238116741784" calcext:value-type="float">
            <text:p>2.93238116741784</text:p>
          </table:table-cell>
          <table:table-cell office:value-type="float" office:value="0.00105121323891205" calcext:value-type="float">
            <text:p>0.00105121323891205</text:p>
          </table:table-cell>
          <table:table-cell office:value-type="float" office:value="2.929779542" calcext:value-type="float">
            <text:p>2.929779542</text:p>
          </table:table-cell>
          <table:table-cell office:value-type="float" office:value="2.931680132" calcext:value-type="float">
            <text:p>2.931680132</text:p>
          </table:table-cell>
          <table:table-cell office:value-type="float" office:value="2.932414607" calcext:value-type="float">
            <text:p>2.932414607</text:p>
          </table:table-cell>
          <table:table-cell office:value-type="float" office:value="2.933152828" calcext:value-type="float">
            <text:p>2.933152828</text:p>
          </table:table-cell>
          <table:table-cell office:value-type="float" office:value="2.935025699" calcext:value-type="float">
            <text:p>2.935025699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.893316489" calcext:value-type="float">
            <text:p>2.893316489</text:p>
          </table:table-cell>
          <table:table-cell office:value-type="float" office:value="0.00127124409271807" calcext:value-type="float">
            <text:p>0.00127124409271807</text:p>
          </table:table-cell>
          <table:table-cell office:value-type="float" office:value="2.889753285" calcext:value-type="float">
            <text:p>2.889753285</text:p>
          </table:table-cell>
          <table:table-cell office:value-type="float" office:value="2.89241672575" calcext:value-type="float">
            <text:p>2.89241672575</text:p>
          </table:table-cell>
          <table:table-cell office:value-type="float" office:value="2.893330647" calcext:value-type="float">
            <text:p>2.893330647</text:p>
          </table:table-cell>
          <table:table-cell office:value-type="float" office:value="2.894033805" calcext:value-type="float">
            <text:p>2.894033805</text:p>
          </table:table-cell>
          <table:table-cell office:value-type="float" office:value="2.896704848" calcext:value-type="float">
            <text:p>2.896704848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.80535407848276" calcext:value-type="float">
            <text:p>2.80535407848276</text:p>
          </table:table-cell>
          <table:table-cell office:value-type="float" office:value="0.00135578734988244" calcext:value-type="float">
            <text:p>0.00135578734988244</text:p>
          </table:table-cell>
          <table:table-cell office:value-type="float" office:value="2.802121172" calcext:value-type="float">
            <text:p>2.802121172</text:p>
          </table:table-cell>
          <table:table-cell office:value-type="float" office:value="2.804381914" calcext:value-type="float">
            <text:p>2.804381914</text:p>
          </table:table-cell>
          <table:table-cell office:value-type="float" office:value="2.805393408" calcext:value-type="float">
            <text:p>2.805393408</text:p>
          </table:table-cell>
          <table:table-cell office:value-type="float" office:value="2.806241259" calcext:value-type="float">
            <text:p>2.806241259</text:p>
          </table:table-cell>
          <table:table-cell office:value-type="float" office:value="2.808700903" calcext:value-type="float">
            <text:p>2.808700903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.96397656466839" calcext:value-type="float">
            <text:p>2.96397656466839</text:p>
          </table:table-cell>
          <table:table-cell office:value-type="float" office:value="0.00243151872370148" calcext:value-type="float">
            <text:p>0.00243151872370148</text:p>
          </table:table-cell>
          <table:table-cell office:value-type="float" office:value="2.9599726" calcext:value-type="float">
            <text:p>2.9599726</text:p>
          </table:table-cell>
          <table:table-cell office:value-type="float" office:value="2.9625819" calcext:value-type="float">
            <text:p>2.9625819</text:p>
          </table:table-cell>
          <table:table-cell office:value-type="float" office:value="2.963508513" calcext:value-type="float">
            <text:p>2.963508513</text:p>
          </table:table-cell>
          <table:table-cell office:value-type="float" office:value="2.965017367" calcext:value-type="float">
            <text:p>2.965017367</text:p>
          </table:table-cell>
          <table:table-cell office:value-type="float" office:value="2.975209496" calcext:value-type="float">
            <text:p>2.975209496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.9081907105339" calcext:value-type="float">
            <text:p>2.9081907105339</text:p>
          </table:table-cell>
          <table:table-cell office:value-type="float" office:value="0.00433986012460099" calcext:value-type="float">
            <text:p>0.00433986012460099</text:p>
          </table:table-cell>
          <table:table-cell office:value-type="float" office:value="2.900846187" calcext:value-type="float">
            <text:p>2.900846187</text:p>
          </table:table-cell>
          <table:table-cell office:value-type="float" office:value="2.904500998" calcext:value-type="float">
            <text:p>2.904500998</text:p>
          </table:table-cell>
          <table:table-cell office:value-type="float" office:value="2.9075487015" calcext:value-type="float">
            <text:p>2.9075487015</text:p>
          </table:table-cell>
          <table:table-cell office:value-type="float" office:value="2.91220472725" calcext:value-type="float">
            <text:p>2.91220472725</text:p>
          </table:table-cell>
          <table:table-cell office:value-type="float" office:value="2.916740426" calcext:value-type="float">
            <text:p>2.916740426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3.1189988375665" calcext:value-type="float">
            <text:p>3.1189988375665</text:p>
          </table:table-cell>
          <table:table-cell office:value-type="float" office:value="0.0130542991251994" calcext:value-type="float">
            <text:p>0.0130542991251994</text:p>
          </table:table-cell>
          <table:table-cell office:value-type="float" office:value="3.106050906" calcext:value-type="float">
            <text:p>3.106050906</text:p>
          </table:table-cell>
          <table:table-cell office:value-type="float" office:value="3.115269515" calcext:value-type="float">
            <text:p>3.115269515</text:p>
          </table:table-cell>
          <table:table-cell office:value-type="float" office:value="3.118316867" calcext:value-type="float">
            <text:p>3.118316867</text:p>
          </table:table-cell>
          <table:table-cell office:value-type="float" office:value="3.1212441705" calcext:value-type="float">
            <text:p>3.1212441705</text:p>
          </table:table-cell>
          <table:table-cell office:value-type="float" office:value="3.291423239" calcext:value-type="float">
            <text:p>3.291423239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3.27759946323134" calcext:value-type="float">
            <text:p>3.27759946323134</text:p>
          </table:table-cell>
          <table:table-cell office:value-type="float" office:value="0.0427710761812989" calcext:value-type="float">
            <text:p>0.0427710761812989</text:p>
          </table:table-cell>
          <table:table-cell office:value-type="float" office:value="3.243444305" calcext:value-type="float">
            <text:p>3.243444305</text:p>
          </table:table-cell>
          <table:table-cell office:value-type="float" office:value="3.25000462825" calcext:value-type="float">
            <text:p>3.25000462825</text:p>
          </table:table-cell>
          <table:table-cell office:value-type="float" office:value="3.2522259235" calcext:value-type="float">
            <text:p>3.2522259235</text:p>
          </table:table-cell>
          <table:table-cell office:value-type="float" office:value="3.34212847225" calcext:value-type="float">
            <text:p>3.34212847225</text:p>
          </table:table-cell>
          <table:table-cell office:value-type="float" office:value="3.35133147" calcext:value-type="float">
            <text:p>3.35133147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.22220849496429" calcext:value-type="float">
            <text:p>3.22220849496429</text:p>
          </table:table-cell>
          <table:table-cell office:value-type="float" office:value="0.0142477781086248" calcext:value-type="float">
            <text:p>0.0142477781086248</text:p>
          </table:table-cell>
          <table:table-cell office:value-type="float" office:value="3.200553411" calcext:value-type="float">
            <text:p>3.200553411</text:p>
          </table:table-cell>
          <table:table-cell office:value-type="float" office:value="3.21657621975" calcext:value-type="float">
            <text:p>3.21657621975</text:p>
          </table:table-cell>
          <table:table-cell office:value-type="float" office:value="3.2215985535" calcext:value-type="float">
            <text:p>3.2215985535</text:p>
          </table:table-cell>
          <table:table-cell office:value-type="float" office:value="3.22434737375" calcext:value-type="float">
            <text:p>3.22434737375</text:p>
          </table:table-cell>
          <table:table-cell office:value-type="float" office:value="3.29332676" calcext:value-type="float">
            <text:p>3.29332676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.22178585263452" calcext:value-type="float">
            <text:p>3.22178585263452</text:p>
          </table:table-cell>
          <table:table-cell office:value-type="float" office:value="0.00217346021610182" calcext:value-type="float">
            <text:p>0.00217346021610182</text:p>
          </table:table-cell>
          <table:table-cell office:value-type="float" office:value="3.216306962" calcext:value-type="float">
            <text:p>3.216306962</text:p>
          </table:table-cell>
          <table:table-cell office:value-type="float" office:value="3.220342438" calcext:value-type="float">
            <text:p>3.220342438</text:p>
          </table:table-cell>
          <table:table-cell office:value-type="float" office:value="3.22177717" calcext:value-type="float">
            <text:p>3.22177717</text:p>
          </table:table-cell>
          <table:table-cell office:value-type="float" office:value="3.223330812" calcext:value-type="float">
            <text:p>3.223330812</text:p>
          </table:table-cell>
          <table:table-cell office:value-type="float" office:value="3.227750523" calcext:value-type="float">
            <text:p>3.227750523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.34300575248469" calcext:value-type="float">
            <text:p>3.34300575248469</text:p>
          </table:table-cell>
          <table:table-cell office:value-type="float" office:value="0.0333909351511065" calcext:value-type="float">
            <text:p>0.0333909351511065</text:p>
          </table:table-cell>
          <table:table-cell office:value-type="float" office:value="3.262129727" calcext:value-type="float">
            <text:p>3.262129727</text:p>
          </table:table-cell>
          <table:table-cell office:value-type="float" office:value="3.34577564575" calcext:value-type="float">
            <text:p>3.34577564575</text:p>
          </table:table-cell>
          <table:table-cell office:value-type="float" office:value="3.3498233795" calcext:value-type="float">
            <text:p>3.3498233795</text:p>
          </table:table-cell>
          <table:table-cell office:value-type="float" office:value="3.352289618" calcext:value-type="float">
            <text:p>3.352289618</text:p>
          </table:table-cell>
          <table:table-cell office:value-type="float" office:value="3.614951593" calcext:value-type="float">
            <text:p>3.614951593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.31917460888947" calcext:value-type="float">
            <text:p>3.31917460888947</text:p>
          </table:table-cell>
          <table:table-cell office:value-type="float" office:value="0.00434634316288236" calcext:value-type="float">
            <text:p>0.00434634316288236</text:p>
          </table:table-cell>
          <table:table-cell office:value-type="float" office:value="3.307011686" calcext:value-type="float">
            <text:p>3.307011686</text:p>
          </table:table-cell>
          <table:table-cell office:value-type="float" office:value="3.3162866705" calcext:value-type="float">
            <text:p>3.3162866705</text:p>
          </table:table-cell>
          <table:table-cell office:value-type="float" office:value="3.3194534845" calcext:value-type="float">
            <text:p>3.3194534845</text:p>
          </table:table-cell>
          <table:table-cell office:value-type="float" office:value="3.3219503845" calcext:value-type="float">
            <text:p>3.3219503845</text:p>
          </table:table-cell>
          <table:table-cell office:value-type="float" office:value="3.329475435" calcext:value-type="float">
            <text:p>3.329475435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3.52212045678218" calcext:value-type="float">
            <text:p>3.52212045678218</text:p>
          </table:table-cell>
          <table:table-cell office:value-type="float" office:value="0.00182360406242222" calcext:value-type="float">
            <text:p>0.00182360406242222</text:p>
          </table:table-cell>
          <table:table-cell office:value-type="float" office:value="3.518048445" calcext:value-type="float">
            <text:p>3.518048445</text:p>
          </table:table-cell>
          <table:table-cell office:value-type="float" office:value="3.52071796575" calcext:value-type="float">
            <text:p>3.52071796575</text:p>
          </table:table-cell>
          <table:table-cell office:value-type="float" office:value="3.5223989745" calcext:value-type="float">
            <text:p>3.5223989745</text:p>
          </table:table-cell>
          <table:table-cell office:value-type="float" office:value="3.52321854325" calcext:value-type="float">
            <text:p>3.52321854325</text:p>
          </table:table-cell>
          <table:table-cell office:value-type="float" office:value="3.528423732" calcext:value-type="float">
            <text:p>3.528423732</text:p>
          </table:table-cell>
          <table:table-cell office:value-type="string" calcext:value-type="string">
            <text:p>inf</text:p>
          </table:table-cell>
          <table:table-cell table:number-columns-repeated="3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3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3.15175849631604" calcext:value-type="float">
            <text:p>3.15175849631604</text:p>
          </table:table-cell>
          <table:table-cell office:value-type="float" office:value="0.000897551672763507" calcext:value-type="float">
            <text:p>0.000897551672763507</text:p>
          </table:table-cell>
          <table:table-cell office:value-type="float" office:value="3.149712346" calcext:value-type="float">
            <text:p>3.149712346</text:p>
          </table:table-cell>
          <table:table-cell office:value-type="float" office:value="3.15108101975" calcext:value-type="float">
            <text:p>3.15108101975</text:p>
          </table:table-cell>
          <table:table-cell office:value-type="float" office:value="3.1518017225" calcext:value-type="float">
            <text:p>3.1518017225</text:p>
          </table:table-cell>
          <table:table-cell office:value-type="float" office:value="3.1524206105" calcext:value-type="float">
            <text:p>3.1524206105</text:p>
          </table:table-cell>
          <table:table-cell office:value-type="float" office:value="3.153701268" calcext:value-type="float">
            <text:p>3.153701268</text:p>
          </table:table-cell>
          <table:table-cell office:value-type="float" office:value="5.05861654386791" calcext:value-type="float">
            <text:p>5.05861654386791</text:p>
          </table:table-cell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23" calcext:value-type="float">
            <text:p>223</text:p>
          </table:table-cell>
          <table:table-cell office:value-type="float" office:value="3.69561913565022" calcext:value-type="float">
            <text:p>3.69561913565022</text:p>
          </table:table-cell>
          <table:table-cell office:value-type="float" office:value="0.00145340775901891" calcext:value-type="float">
            <text:p>0.00145340775901891</text:p>
          </table:table-cell>
          <table:table-cell office:value-type="float" office:value="3.691645239" calcext:value-type="float">
            <text:p>3.691645239</text:p>
          </table:table-cell>
          <table:table-cell office:value-type="float" office:value="3.6946662855" calcext:value-type="float">
            <text:p>3.6946662855</text:p>
          </table:table-cell>
          <table:table-cell office:value-type="float" office:value="3.695551163" calcext:value-type="float">
            <text:p>3.695551163</text:p>
          </table:table-cell>
          <table:table-cell office:value-type="float" office:value="3.6966736545" calcext:value-type="float">
            <text:p>3.6966736545</text:p>
          </table:table-cell>
          <table:table-cell office:value-type="float" office:value="3.699113782" calcext:value-type="float">
            <text:p>3.699113782</text:p>
          </table:table-cell>
          <table:table-cell office:value-type="float" office:value="5.58911816143496" calcext:value-type="float">
            <text:p>5.58911816143496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4.21162414372959" calcext:value-type="float">
            <text:p>4.21162414372959</text:p>
          </table:table-cell>
          <table:table-cell office:value-type="float" office:value="0.00106521788456053" calcext:value-type="float">
            <text:p>0.00106521788456053</text:p>
          </table:table-cell>
          <table:table-cell office:value-type="float" office:value="4.208235247" calcext:value-type="float">
            <text:p>4.208235247</text:p>
          </table:table-cell>
          <table:table-cell office:value-type="float" office:value="4.210927857" calcext:value-type="float">
            <text:p>4.210927857</text:p>
          </table:table-cell>
          <table:table-cell office:value-type="float" office:value="4.2115103415" calcext:value-type="float">
            <text:p>4.2115103415</text:p>
          </table:table-cell>
          <table:table-cell office:value-type="float" office:value="4.21239396475" calcext:value-type="float">
            <text:p>4.21239396475</text:p>
          </table:table-cell>
          <table:table-cell office:value-type="float" office:value="4.214613475" calcext:value-type="float">
            <text:p>4.214613475</text:p>
          </table:table-cell>
          <table:table-cell office:value-type="float" office:value="5.29060359323981" calcext:value-type="float">
            <text:p>5.29060359323981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4.14504350337255" calcext:value-type="float">
            <text:p>4.14504350337255</text:p>
          </table:table-cell>
          <table:table-cell office:value-type="float" office:value="0.00144136394000527" calcext:value-type="float">
            <text:p>0.00144136394000527</text:p>
          </table:table-cell>
          <table:table-cell office:value-type="float" office:value="4.142572042" calcext:value-type="float">
            <text:p>4.142572042</text:p>
          </table:table-cell>
          <table:table-cell office:value-type="float" office:value="4.14423448675" calcext:value-type="float">
            <text:p>4.14423448675</text:p>
          </table:table-cell>
          <table:table-cell office:value-type="float" office:value="4.1448942" calcext:value-type="float">
            <text:p>4.1448942</text:p>
          </table:table-cell>
          <table:table-cell office:value-type="float" office:value="4.14551552825" calcext:value-type="float">
            <text:p>4.14551552825</text:p>
          </table:table-cell>
          <table:table-cell office:value-type="float" office:value="4.15131222" calcext:value-type="float">
            <text:p>4.15131222</text:p>
          </table:table-cell>
          <table:table-cell office:value-type="float" office:value="3.62608758431375" calcext:value-type="float">
            <text:p>3.62608758431375</text:p>
          </table:table-cell>
          <table:table-cell table:number-columns-repeated="3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4.11580403809091" calcext:value-type="float">
            <text:p>4.11580403809091</text:p>
          </table:table-cell>
          <table:table-cell office:value-type="float" office:value="0.00318466903570472" calcext:value-type="float">
            <text:p>0.00318466903570472</text:p>
          </table:table-cell>
          <table:table-cell office:value-type="float" office:value="4.108289119" calcext:value-type="float">
            <text:p>4.108289119</text:p>
          </table:table-cell>
          <table:table-cell office:value-type="float" office:value="4.113187665" calcext:value-type="float">
            <text:p>4.113187665</text:p>
          </table:table-cell>
          <table:table-cell office:value-type="float" office:value="4.116113871" calcext:value-type="float">
            <text:p>4.116113871</text:p>
          </table:table-cell>
          <table:table-cell office:value-type="float" office:value="4.11849346" calcext:value-type="float">
            <text:p>4.11849346</text:p>
          </table:table-cell>
          <table:table-cell office:value-type="float" office:value="4.121571815" calcext:value-type="float">
            <text:p>4.121571815</text:p>
          </table:table-cell>
          <table:table-cell office:value-type="float" office:value="2.89510095227272" calcext:value-type="float">
            <text:p>2.89510095227272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96" calcext:value-type="float">
            <text:p>196</text:p>
          </table:table-cell>
          <table:table-cell office:value-type="float" office:value="4.72863986718878" calcext:value-type="float">
            <text:p>4.72863986718878</text:p>
          </table:table-cell>
          <table:table-cell office:value-type="float" office:value="0.00138214835591655" calcext:value-type="float">
            <text:p>0.00138214835591655</text:p>
          </table:table-cell>
          <table:table-cell office:value-type="float" office:value="4.724829408" calcext:value-type="float">
            <text:p>4.724829408</text:p>
          </table:table-cell>
          <table:table-cell office:value-type="float" office:value="4.7280440605" calcext:value-type="float">
            <text:p>4.7280440605</text:p>
          </table:table-cell>
          <table:table-cell office:value-type="float" office:value="4.7286912295" calcext:value-type="float">
            <text:p>4.7286912295</text:p>
          </table:table-cell>
          <table:table-cell office:value-type="float" office:value="4.7296380785" calcext:value-type="float">
            <text:p>4.7296380785</text:p>
          </table:table-cell>
          <table:table-cell office:value-type="float" office:value="4.731503498" calcext:value-type="float">
            <text:p>4.731503498</text:p>
          </table:table-cell>
          <table:table-cell office:value-type="float" office:value="5.08088593752836" calcext:value-type="float">
            <text:p>5.08088593752836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5.24908774866316" calcext:value-type="float">
            <text:p>5.24908774866316</text:p>
          </table:table-cell>
          <table:table-cell office:value-type="float" office:value="0.00257310261691729" calcext:value-type="float">
            <text:p>0.00257310261691729</text:p>
          </table:table-cell>
          <table:table-cell office:value-type="float" office:value="5.241317677" calcext:value-type="float">
            <text:p>5.241317677</text:p>
          </table:table-cell>
          <table:table-cell office:value-type="float" office:value="5.24752465075" calcext:value-type="float">
            <text:p>5.24752465075</text:p>
          </table:table-cell>
          <table:table-cell office:value-type="float" office:value="5.2490554185" calcext:value-type="float">
            <text:p>5.2490554185</text:p>
          </table:table-cell>
          <table:table-cell office:value-type="float" office:value="5.2506418535" calcext:value-type="float">
            <text:p>5.2506418535</text:p>
          </table:table-cell>
          <table:table-cell office:value-type="float" office:value="5.25682587" calcext:value-type="float">
            <text:p>5.25682587</text:p>
          </table:table-cell>
          <table:table-cell office:value-type="float" office:value="4.98175497326315" calcext:value-type="float">
            <text:p>4.98175497326315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5.2551322470995" calcext:value-type="float">
            <text:p>5.2551322470995</text:p>
          </table:table-cell>
          <table:table-cell office:value-type="float" office:value="0.00351516326685403" calcext:value-type="float">
            <text:p>0.00351516326685403</text:p>
          </table:table-cell>
          <table:table-cell office:value-type="float" office:value="5.248410249" calcext:value-type="float">
            <text:p>5.248410249</text:p>
          </table:table-cell>
          <table:table-cell office:value-type="float" office:value="5.252408138" calcext:value-type="float">
            <text:p>5.252408138</text:p>
          </table:table-cell>
          <table:table-cell office:value-type="float" office:value="5.254675594" calcext:value-type="float">
            <text:p>5.254675594</text:p>
          </table:table-cell>
          <table:table-cell office:value-type="float" office:value="5.257208186" calcext:value-type="float">
            <text:p>5.257208186</text:p>
          </table:table-cell>
          <table:table-cell office:value-type="float" office:value="5.263305101" calcext:value-type="float">
            <text:p>5.263305101</text:p>
          </table:table-cell>
          <table:table-cell office:value-type="float" office:value="5.10264494199005" calcext:value-type="float">
            <text:p>5.10264494199005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5.27614496035981" calcext:value-type="float">
            <text:p>5.27614496035981</text:p>
          </table:table-cell>
          <table:table-cell office:value-type="float" office:value="0.0018596569255794" calcext:value-type="float">
            <text:p>0.0018596569255794</text:p>
          </table:table-cell>
          <table:table-cell office:value-type="float" office:value="5.270392054" calcext:value-type="float">
            <text:p>5.270392054</text:p>
          </table:table-cell>
          <table:table-cell office:value-type="float" office:value="5.27490684075" calcext:value-type="float">
            <text:p>5.27490684075</text:p>
          </table:table-cell>
          <table:table-cell office:value-type="float" office:value="5.276284156" calcext:value-type="float">
            <text:p>5.276284156</text:p>
          </table:table-cell>
          <table:table-cell office:value-type="float" office:value="5.27738081175" calcext:value-type="float">
            <text:p>5.27738081175</text:p>
          </table:table-cell>
          <table:table-cell office:value-type="float" office:value="5.2800236" calcext:value-type="float">
            <text:p>5.2800236</text:p>
          </table:table-cell>
          <table:table-cell office:value-type="float" office:value="5.52289920719627" calcext:value-type="float">
            <text:p>5.52289920719627</text:p>
          </table:table-cell>
          <table:table-cell table:number-columns-repeated="3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17" calcext:value-type="float">
            <text:p>217</text:p>
          </table:table-cell>
          <table:table-cell office:value-type="float" office:value="5.81671393003226" calcext:value-type="float">
            <text:p>5.81671393003226</text:p>
          </table:table-cell>
          <table:table-cell office:value-type="float" office:value="0.00334710914024948" calcext:value-type="float">
            <text:p>0.00334710914024948</text:p>
          </table:table-cell>
          <table:table-cell office:value-type="float" office:value="5.81094297" calcext:value-type="float">
            <text:p>5.81094297</text:p>
          </table:table-cell>
          <table:table-cell office:value-type="float" office:value="5.814644558" calcext:value-type="float">
            <text:p>5.814644558</text:p>
          </table:table-cell>
          <table:table-cell office:value-type="float" office:value="5.815933464" calcext:value-type="float">
            <text:p>5.815933464</text:p>
          </table:table-cell>
          <table:table-cell office:value-type="float" office:value="5.818541072" calcext:value-type="float">
            <text:p>5.818541072</text:p>
          </table:table-cell>
          <table:table-cell office:value-type="float" office:value="5.840023111" calcext:value-type="float">
            <text:p>5.840023111</text:p>
          </table:table-cell>
          <table:table-cell office:value-type="float" office:value="5.75843509149559" calcext:value-type="float">
            <text:p>5.75843509149559</text:p>
          </table:table-cell>
          <table:table-cell table:number-columns-repeated="3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6.37285369779487" calcext:value-type="float">
            <text:p>6.37285369779487</text:p>
          </table:table-cell>
          <table:table-cell office:value-type="float" office:value="0.011394933439986" calcext:value-type="float">
            <text:p>0.011394933439986</text:p>
          </table:table-cell>
          <table:table-cell office:value-type="float" office:value="6.343450835" calcext:value-type="float">
            <text:p>6.343450835</text:p>
          </table:table-cell>
          <table:table-cell office:value-type="float" office:value="6.3647554235" calcext:value-type="float">
            <text:p>6.3647554235</text:p>
          </table:table-cell>
          <table:table-cell office:value-type="float" office:value="6.378566598" calcext:value-type="float">
            <text:p>6.378566598</text:p>
          </table:table-cell>
          <table:table-cell office:value-type="float" office:value="6.381464051" calcext:value-type="float">
            <text:p>6.381464051</text:p>
          </table:table-cell>
          <table:table-cell office:value-type="float" office:value="6.38732082" calcext:value-type="float">
            <text:p>6.38732082</text:p>
          </table:table-cell>
          <table:table-cell office:value-type="float" office:value="6.21422829658121" calcext:value-type="float">
            <text:p>6.21422829658121</text:p>
          </table:table-cell>
          <table:table-cell table:number-columns-repeated="3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office:value-type="float" office:value="6.36354174253884" calcext:value-type="float">
            <text:p>6.36354174253884</text:p>
          </table:table-cell>
          <table:table-cell office:value-type="float" office:value="0.00292893092044842" calcext:value-type="float">
            <text:p>0.00292893092044842</text:p>
          </table:table-cell>
          <table:table-cell office:value-type="float" office:value="6.356015532" calcext:value-type="float">
            <text:p>6.356015532</text:p>
          </table:table-cell>
          <table:table-cell office:value-type="float" office:value="6.36168253025" calcext:value-type="float">
            <text:p>6.36168253025</text:p>
          </table:table-cell>
          <table:table-cell office:value-type="float" office:value="6.36362789" calcext:value-type="float">
            <text:p>6.36362789</text:p>
          </table:table-cell>
          <table:table-cell office:value-type="float" office:value="6.36520661075" calcext:value-type="float">
            <text:p>6.36520661075</text:p>
          </table:table-cell>
          <table:table-cell office:value-type="float" office:value="6.372527179" calcext:value-type="float">
            <text:p>6.372527179</text:p>
          </table:table-cell>
          <table:table-cell office:value-type="float" office:value="6.05902904231392" calcext:value-type="float">
            <text:p>6.05902904231392</text:p>
          </table:table-cell>
          <table:table-cell table:number-columns-repeated="3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26" calcext:value-type="float">
            <text:p>226</text:p>
          </table:table-cell>
          <table:table-cell office:value-type="float" office:value="6.35544333271239" calcext:value-type="float">
            <text:p>6.35544333271239</text:p>
          </table:table-cell>
          <table:table-cell office:value-type="float" office:value="0.00914051898418591" calcext:value-type="float">
            <text:p>0.00914051898418591</text:p>
          </table:table-cell>
          <table:table-cell office:value-type="float" office:value="6.337512433" calcext:value-type="float">
            <text:p>6.337512433</text:p>
          </table:table-cell>
          <table:table-cell office:value-type="float" office:value="6.34982105225" calcext:value-type="float">
            <text:p>6.34982105225</text:p>
          </table:table-cell>
          <table:table-cell office:value-type="float" office:value="6.3541041765" calcext:value-type="float">
            <text:p>6.3541041765</text:p>
          </table:table-cell>
          <table:table-cell office:value-type="float" office:value="6.3593236845" calcext:value-type="float">
            <text:p>6.3593236845</text:p>
          </table:table-cell>
          <table:table-cell office:value-type="float" office:value="6.388614832" calcext:value-type="float">
            <text:p>6.388614832</text:p>
          </table:table-cell>
          <table:table-cell office:value-type="float" office:value="5.92405554520649" calcext:value-type="float">
            <text:p>5.92405554520649</text:p>
          </table:table-cell>
          <table:table-cell table:number-columns-repeated="3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6.85168549814" calcext:value-type="float">
            <text:p>6.85168549814</text:p>
          </table:table-cell>
          <table:table-cell office:value-type="float" office:value="0.00265424765771701" calcext:value-type="float">
            <text:p>0.00265424765771701</text:p>
          </table:table-cell>
          <table:table-cell office:value-type="float" office:value="6.844870024" calcext:value-type="float">
            <text:p>6.844870024</text:p>
          </table:table-cell>
          <table:table-cell office:value-type="float" office:value="6.85011649425" calcext:value-type="float">
            <text:p>6.85011649425</text:p>
          </table:table-cell>
          <table:table-cell office:value-type="float" office:value="6.8515103105" calcext:value-type="float">
            <text:p>6.8515103105</text:p>
          </table:table-cell>
          <table:table-cell office:value-type="float" office:value="6.853478611" calcext:value-type="float">
            <text:p>6.853478611</text:p>
          </table:table-cell>
          <table:table-cell office:value-type="float" office:value="6.86029902" calcext:value-type="float">
            <text:p>6.86029902</text:p>
          </table:table-cell>
          <table:table-cell office:value-type="float" office:value="5.41054612523077" calcext:value-type="float">
            <text:p>5.41054612523077</text:p>
          </table:table-cell>
          <table:table-cell table:number-columns-repeated="3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3" calcext:value-type="float">
            <text:p>213</text:p>
          </table:table-cell>
          <table:table-cell office:value-type="float" office:value="7.44585259494366" calcext:value-type="float">
            <text:p>7.44585259494366</text:p>
          </table:table-cell>
          <table:table-cell office:value-type="float" office:value="0.00268563359168054" calcext:value-type="float">
            <text:p>0.00268563359168054</text:p>
          </table:table-cell>
          <table:table-cell office:value-type="float" office:value="7.439172068" calcext:value-type="float">
            <text:p>7.439172068</text:p>
          </table:table-cell>
          <table:table-cell office:value-type="float" office:value="7.444046908" calcext:value-type="float">
            <text:p>7.444046908</text:p>
          </table:table-cell>
          <table:table-cell office:value-type="float" office:value="7.445894751" calcext:value-type="float">
            <text:p>7.445894751</text:p>
          </table:table-cell>
          <table:table-cell office:value-type="float" office:value="7.447770175" calcext:value-type="float">
            <text:p>7.447770175</text:p>
          </table:table-cell>
          <table:table-cell office:value-type="float" office:value="7.452581923" calcext:value-type="float">
            <text:p>7.452581923</text:p>
          </table:table-cell>
          <table:table-cell office:value-type="float" office:value="6.36932278490946" calcext:value-type="float">
            <text:p>6.36932278490946</text:p>
          </table:table-cell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7.4211247584375" calcext:value-type="float">
            <text:p>7.4211247584375</text:p>
          </table:table-cell>
          <table:table-cell office:value-type="float" office:value="0.00326920937519368" calcext:value-type="float">
            <text:p>0.00326920937519368</text:p>
          </table:table-cell>
          <table:table-cell office:value-type="float" office:value="7.411912522" calcext:value-type="float">
            <text:p>7.411912522</text:p>
          </table:table-cell>
          <table:table-cell office:value-type="float" office:value="7.41879595375" calcext:value-type="float">
            <text:p>7.41879595375</text:p>
          </table:table-cell>
          <table:table-cell office:value-type="float" office:value="7.421123634" calcext:value-type="float">
            <text:p>7.421123634</text:p>
          </table:table-cell>
          <table:table-cell office:value-type="float" office:value="7.42301590025" calcext:value-type="float">
            <text:p>7.42301590025</text:p>
          </table:table-cell>
          <table:table-cell office:value-type="float" office:value="7.42988398" calcext:value-type="float">
            <text:p>7.42988398</text:p>
          </table:table-cell>
          <table:table-cell office:value-type="float" office:value="6.01606797767857" calcext:value-type="float">
            <text:p>6.01606797767857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  <table:table-cell office:value-type="float" office:value="7.28826401229064" calcext:value-type="float">
            <text:p>7.28826401229064</text:p>
          </table:table-cell>
          <table:table-cell office:value-type="float" office:value="0.00352503700533232" calcext:value-type="float">
            <text:p>0.00352503700533232</text:p>
          </table:table-cell>
          <table:table-cell office:value-type="float" office:value="7.279798946" calcext:value-type="float">
            <text:p>7.279798946</text:p>
          </table:table-cell>
          <table:table-cell office:value-type="float" office:value="7.2857029105" calcext:value-type="float">
            <text:p>7.2857029105</text:p>
          </table:table-cell>
          <table:table-cell office:value-type="float" office:value="7.288372012" calcext:value-type="float">
            <text:p>7.288372012</text:p>
          </table:table-cell>
          <table:table-cell office:value-type="float" office:value="7.2906809385" calcext:value-type="float">
            <text:p>7.2906809385</text:p>
          </table:table-cell>
          <table:table-cell office:value-type="float" office:value="7.297007953" calcext:value-type="float">
            <text:p>7.297007953</text:p>
          </table:table-cell>
          <table:table-cell office:value-type="float" office:value="4.11805731843773" calcext:value-type="float">
            <text:p>4.11805731843773</text:p>
          </table:table-cell>
          <table:table-cell table:number-columns-repeated="3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office:value-type="float" office:value="7.45056294445078" calcext:value-type="float">
            <text:p>7.45056294445078</text:p>
          </table:table-cell>
          <table:table-cell office:value-type="float" office:value="0.00619869852278792" calcext:value-type="float">
            <text:p>0.00619869852278792</text:p>
          </table:table-cell>
          <table:table-cell office:value-type="float" office:value="7.440465586" calcext:value-type="float">
            <text:p>7.440465586</text:p>
          </table:table-cell>
          <table:table-cell office:value-type="float" office:value="7.44685007" calcext:value-type="float">
            <text:p>7.44685007</text:p>
          </table:table-cell>
          <table:table-cell office:value-type="float" office:value="7.449502606" calcext:value-type="float">
            <text:p>7.449502606</text:p>
          </table:table-cell>
          <table:table-cell office:value-type="float" office:value="7.452974753" calcext:value-type="float">
            <text:p>7.452974753</text:p>
          </table:table-cell>
          <table:table-cell office:value-type="float" office:value="7.480054691" calcext:value-type="float">
            <text:p>7.480054691</text:p>
          </table:table-cell>
          <table:table-cell office:value-type="float" office:value="6.43661349215397" calcext:value-type="float">
            <text:p>6.43661349215397</text:p>
          </table:table-cell>
          <table:table-cell table:number-columns-repeated="3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7.22153766059322" calcext:value-type="float">
            <text:p>7.22153766059322</text:p>
          </table:table-cell>
          <table:table-cell office:value-type="float" office:value="0.0108464046676314" calcext:value-type="float">
            <text:p>0.0108464046676314</text:p>
          </table:table-cell>
          <table:table-cell office:value-type="float" office:value="7.20311298" calcext:value-type="float">
            <text:p>7.20311298</text:p>
          </table:table-cell>
          <table:table-cell office:value-type="float" office:value="7.2122828605" calcext:value-type="float">
            <text:p>7.2122828605</text:p>
          </table:table-cell>
          <table:table-cell office:value-type="float" office:value="7.2199446715" calcext:value-type="float">
            <text:p>7.2199446715</text:p>
          </table:table-cell>
          <table:table-cell office:value-type="float" office:value="7.231604852" calcext:value-type="float">
            <text:p>7.231604852</text:p>
          </table:table-cell>
          <table:table-cell office:value-type="float" office:value="7.242712656" calcext:value-type="float">
            <text:p>7.242712656</text:p>
          </table:table-cell>
          <table:table-cell office:value-type="float" office:value="3.1648237227603" calcext:value-type="float">
            <text:p>3.1648237227603</text:p>
          </table:table-cell>
          <table:table-cell table:number-columns-repeated="3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203" calcext:value-type="float">
            <text:p>203</text:p>
          </table:table-cell>
          <table:table-cell office:value-type="float" office:value="7.92457258916749" calcext:value-type="float">
            <text:p>7.92457258916749</text:p>
          </table:table-cell>
          <table:table-cell office:value-type="float" office:value="0.0332093810486402" calcext:value-type="float">
            <text:p>0.0332093810486402</text:p>
          </table:table-cell>
          <table:table-cell office:value-type="float" office:value="7.892468382" calcext:value-type="float">
            <text:p>7.892468382</text:p>
          </table:table-cell>
          <table:table-cell office:value-type="float" office:value="7.9149619" calcext:value-type="float">
            <text:p>7.9149619</text:p>
          </table:table-cell>
          <table:table-cell office:value-type="float" office:value="7.922604676" calcext:value-type="float">
            <text:p>7.922604676</text:p>
          </table:table-cell>
          <table:table-cell office:value-type="float" office:value="7.9306480655" calcext:value-type="float">
            <text:p>7.9306480655</text:p>
          </table:table-cell>
          <table:table-cell office:value-type="float" office:value="8.363578735" calcext:value-type="float">
            <text:p>8.363578735</text:p>
          </table:table-cell>
          <table:table-cell office:value-type="float" office:value="5.66096785556651" calcext:value-type="float">
            <text:p>5.66096785556651</text:p>
          </table:table-cell>
          <table:table-cell table:number-columns-repeated="3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8" calcext:value-type="float">
            <text:p>268</text:p>
          </table:table-cell>
          <table:table-cell office:value-type="float" office:value="8.32948716953731" calcext:value-type="float">
            <text:p>8.32948716953731</text:p>
          </table:table-cell>
          <table:table-cell office:value-type="float" office:value="0.108608394363395" calcext:value-type="float">
            <text:p>0.108608394363395</text:p>
          </table:table-cell>
          <table:table-cell office:value-type="float" office:value="8.24290021" calcext:value-type="float">
            <text:p>8.24290021</text:p>
          </table:table-cell>
          <table:table-cell office:value-type="float" office:value="8.25941821375" calcext:value-type="float">
            <text:p>8.25941821375</text:p>
          </table:table-cell>
          <table:table-cell office:value-type="float" office:value="8.265085099" calcext:value-type="float">
            <text:p>8.265085099</text:p>
          </table:table-cell>
          <table:table-cell office:value-type="float" office:value="8.49331313625" calcext:value-type="float">
            <text:p>8.49331313625</text:p>
          </table:table-cell>
          <table:table-cell office:value-type="float" office:value="8.516663603" calcext:value-type="float">
            <text:p>8.516663603</text:p>
          </table:table-cell>
          <table:table-cell office:value-type="float" office:value="4.11858961921638" calcext:value-type="float">
            <text:p>4.11858961921638</text:p>
          </table:table-cell>
          <table:table-cell table:number-columns-repeated="3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float" office:value="8.26469125652381" calcext:value-type="float">
            <text:p>8.26469125652381</text:p>
          </table:table-cell>
          <table:table-cell office:value-type="float" office:value="0.036574198690799" calcext:value-type="float">
            <text:p>0.036574198690799</text:p>
          </table:table-cell>
          <table:table-cell office:value-type="float" office:value="8.208803872" calcext:value-type="float">
            <text:p>8.208803872</text:p>
          </table:table-cell>
          <table:table-cell office:value-type="float" office:value="8.25046475575" calcext:value-type="float">
            <text:p>8.25046475575</text:p>
          </table:table-cell>
          <table:table-cell office:value-type="float" office:value="8.262949043" calcext:value-type="float">
            <text:p>8.262949043</text:p>
          </table:table-cell>
          <table:table-cell office:value-type="float" office:value="8.270006398" calcext:value-type="float">
            <text:p>8.270006398</text:p>
          </table:table-cell>
          <table:table-cell office:value-type="float" office:value="8.448214716" calcext:value-type="float">
            <text:p>8.448214716</text:p>
          </table:table-cell>
          <table:table-cell office:value-type="float" office:value="3.30864070654762" calcext:value-type="float">
            <text:p>3.30864070654762</text:p>
          </table:table-cell>
          <table:table-cell table:number-columns-repeated="3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8.35170485379188" calcext:value-type="float">
            <text:p>8.35170485379188</text:p>
          </table:table-cell>
          <table:table-cell office:value-type="float" office:value="0.0056370374216839" calcext:value-type="float">
            <text:p>0.0056370374216839</text:p>
          </table:table-cell>
          <table:table-cell office:value-type="float" office:value="8.337378457" calcext:value-type="float">
            <text:p>8.337378457</text:p>
          </table:table-cell>
          <table:table-cell office:value-type="float" office:value="8.348010873" calcext:value-type="float">
            <text:p>8.348010873</text:p>
          </table:table-cell>
          <table:table-cell office:value-type="float" office:value="8.351775447" calcext:value-type="float">
            <text:p>8.351775447</text:p>
          </table:table-cell>
          <table:table-cell office:value-type="float" office:value="8.355699428" calcext:value-type="float">
            <text:p>8.355699428</text:p>
          </table:table-cell>
          <table:table-cell office:value-type="float" office:value="8.367280515" calcext:value-type="float">
            <text:p>8.367280515</text:p>
          </table:table-cell>
          <table:table-cell office:value-type="float" office:value="4.39631067239847" calcext:value-type="float">
            <text:p>4.39631067239847</text:p>
          </table:table-cell>
          <table:table-cell table:number-columns-repeated="3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8.41783052853572" calcext:value-type="float">
            <text:p>8.41783052853572</text:p>
          </table:table-cell>
          <table:table-cell office:value-type="float" office:value="0.0840854452944846" calcext:value-type="float">
            <text:p>0.0840854452944846</text:p>
          </table:table-cell>
          <table:table-cell office:value-type="float" office:value="8.215449187" calcext:value-type="float">
            <text:p>8.215449187</text:p>
          </table:table-cell>
          <table:table-cell office:value-type="float" office:value="8.4245939965" calcext:value-type="float">
            <text:p>8.4245939965</text:p>
          </table:table-cell>
          <table:table-cell office:value-type="float" office:value="8.435160554" calcext:value-type="float">
            <text:p>8.435160554</text:p>
          </table:table-cell>
          <table:table-cell office:value-type="float" office:value="8.4414049745" calcext:value-type="float">
            <text:p>8.4414049745</text:p>
          </table:table-cell>
          <table:table-cell office:value-type="float" office:value="9.102875422" calcext:value-type="float">
            <text:p>9.102875422</text:p>
          </table:table-cell>
          <table:table-cell office:value-type="float" office:value="5.22288160669644" calcext:value-type="float">
            <text:p>5.22288160669644</text:p>
          </table:table-cell>
          <table:table-cell table:number-columns-repeated="3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8.2751398199" calcext:value-type="float">
            <text:p>8.2751398199</text:p>
          </table:table-cell>
          <table:table-cell office:value-type="float" office:value="0.0103718967568647" calcext:value-type="float">
            <text:p>0.0103718967568647</text:p>
          </table:table-cell>
          <table:table-cell office:value-type="float" office:value="8.245768219" calcext:value-type="float">
            <text:p>8.245768219</text:p>
          </table:table-cell>
          <table:table-cell office:value-type="float" office:value="8.26816306725" calcext:value-type="float">
            <text:p>8.26816306725</text:p>
          </table:table-cell>
          <table:table-cell office:value-type="float" office:value="8.2754159835" calcext:value-type="float">
            <text:p>8.2754159835</text:p>
          </table:table-cell>
          <table:table-cell office:value-type="float" office:value="8.28154864275" calcext:value-type="float">
            <text:p>8.28154864275</text:p>
          </table:table-cell>
          <table:table-cell office:value-type="float" office:value="8.301697717" calcext:value-type="float">
            <text:p>8.301697717</text:p>
          </table:table-cell>
          <table:table-cell office:value-type="float" office:value="3.43924774875" calcext:value-type="float">
            <text:p>3.43924774875</text:p>
          </table:table-cell>
          <table:table-cell table:number-columns-repeated="3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office:value-type="float" office:value="202" calcext:value-type="float">
            <text:p>202</text:p>
          </table:table-cell>
          <table:table-cell office:value-type="float" office:value="8.95699948729208" calcext:value-type="float">
            <text:p>8.95699948729208</text:p>
          </table:table-cell>
          <table:table-cell office:value-type="float" office:value="0.00465208640090867" calcext:value-type="float">
            <text:p>0.00465208640090867</text:p>
          </table:table-cell>
          <table:table-cell office:value-type="float" office:value="8.946557062" calcext:value-type="float">
            <text:p>8.946557062</text:p>
          </table:table-cell>
          <table:table-cell office:value-type="float" office:value="8.9534024595" calcext:value-type="float">
            <text:p>8.9534024595</text:p>
          </table:table-cell>
          <table:table-cell office:value-type="float" office:value="8.957688457" calcext:value-type="float">
            <text:p>8.957688457</text:p>
          </table:table-cell>
          <table:table-cell office:value-type="float" office:value="8.95981729775" calcext:value-type="float">
            <text:p>8.95981729775</text:p>
          </table:table-cell>
          <table:table-cell office:value-type="float" office:value="8.973118317" calcext:value-type="float">
            <text:p>8.973118317</text:p>
          </table:table-cell>
          <table:table-cell office:value-type="float" office:value="5.37646455637741" calcext:value-type="float">
            <text:p>5.37646455637741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1:28:52.945242680</meta:creation-date>
    <meta:generator>LibreOffice/7.3.7.2$Linux_X86_64 LibreOffice_project/30$Build-2</meta:generator>
    <dc:date>2023-07-20T11:38:42.980277715</dc:date>
    <meta:editing-duration>PT39M53S</meta:editing-duration>
    <meta:editing-cycles>10</meta:editing-cycles>
    <meta:document-statistic meta:table-count="1" meta:cell-count="1336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44cm" svg:height="21.171cm" xlink:href=".." xlink:type="simple" chart:class="chart:scatter" chart:style-name="ch1">
        <chart:title svg:x="8.264cm" svg:y="0.559cm" chart:style-name="ch2">
          <text:p>ortho bright</text:p>
        </chart:title>
        <chart:legend chart:legend-position="end" svg:x="16.681cm" svg:y="10.037cm" style:legend-expansion="high" chart:style-name="ch3"/>
        <chart:plot-area chart:style-name="ch4" table:cell-range-address="Sheet1.B2:Sheet1.B27 Sheet1.B60:Sheet1.B85 Sheet1.D60:Sheet1.D85" chart:data-source-has-labels="row" svg:x="1.389cm" svg:y="1.761cm" svg:width="14.914cm" svg:height="18.006cm">
          <chart:coordinate-region svg:x="1.535cm" svg:y="1.96cm" svg:width="14.581cm" svg:height="17.16cm"/>
          <chart:axis chart:dimension="x" chart:name="primary-x" chart:style-name="ch5">
            <chart:title svg:x="8.577cm" svg:y="20.19cm" chart:style-name="ch6">
              <text:p>[m]</text:p>
            </chart:title>
          </chart:axis>
          <chart:axis chart:dimension="y" chart:name="primary-y" chart:style-name="ch7">
            <chart:title svg:x="0.451cm" svg:y="11.033cm" chart:style-name="ch8">
              <text:p>[m]</text:p>
            </chart:title>
            <chart:grid chart:style-name="ch9" chart:class="major"/>
          </chart:axis>
          <chart:series chart:style-name="ch10" chart:values-cell-range-address="Sheet1.B60:Sheet1.B85" loext:label-string="real" chart:class="chart:scatter">
            <chart:domain table:cell-range-address="Sheet1.B2:Sheet1.B27"/>
            <chart:data-point chart:repeated="26"/>
          </chart:series>
          <chart:series chart:style-name="ch11" chart:values-cell-range-address="Sheet1.D60:Sheet1.D85" loext:label-string="measured" chart:class="chart:scatter">
            <chart:domain table:cell-range-address="Sheet1.D2:Sheet1.D27"/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ur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7</svg:desc>
                </draw:g>
              </table:table-cell>
              <table:table-cell office:value-type="float" office:value="3">
                <text:p>3</text:p>
                <draw:g>
                  <svg:desc>Sheet1.B60:Sheet1.B85</svg:desc>
                </draw:g>
              </table:table-cell>
              <table:table-cell office:value-type="float" office:value="2.28121219291038">
                <text:p>2.28121219291038</text:p>
                <draw:g>
                  <svg:desc>Sheet1.D2:Sheet1.D27</svg:desc>
                </draw:g>
              </table:table-cell>
              <table:table-cell office:value-type="float" office:value="3.15175849631604">
                <text:p>3.15175849631604</text:p>
                <draw:g>
                  <svg:desc>Sheet1.D60:Sheet1.D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.6688200556278">
                <text:p>2.6688200556278</text:p>
              </table:table-cell>
              <table:table-cell office:value-type="float" office:value="3.69561913565022">
                <text:p>3.69561913565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.03392127515306">
                <text:p>3.03392127515306</text:p>
              </table:table-cell>
              <table:table-cell office:value-type="float" office:value="4.21162414372959">
                <text:p>4.21162414372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01459028193137">
                <text:p>4.01459028193137</text:p>
              </table:table-cell>
              <table:table-cell office:value-type="float" office:value="4.14504350337255">
                <text:p>4.14504350337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.91191886128099">
                <text:p>1.91191886128099</text:p>
              </table:table-cell>
              <table:table-cell office:value-type="float" office:value="4.11580403809091">
                <text:p>4.11580403809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3.40672998372959">
                <text:p>3.40672998372959</text:p>
              </table:table-cell>
              <table:table-cell office:value-type="float" office:value="4.72863986718878">
                <text:p>4.72863986718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.77458272159474">
                <text:p>3.77458272159474</text:p>
              </table:table-cell>
              <table:table-cell office:value-type="float" office:value="5.24908774866316">
                <text:p>5.24908774866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.81908580552239">
                <text:p>4.81908580552239</text:p>
              </table:table-cell>
              <table:table-cell office:value-type="float" office:value="5.2551322470995">
                <text:p>5.2551322470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2.72674432289252">
                <text:p>2.72674432289252</text:p>
              </table:table-cell>
              <table:table-cell office:value-type="float" office:value="5.27614496035981">
                <text:p>5.27614496035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4.17808250512903">
                <text:p>4.17808250512903</text:p>
              </table:table-cell>
              <table:table-cell office:value-type="float" office:value="5.81671393003226">
                <text:p>5.81671393003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.56779865560513">
                <text:p>4.56779865560513</text:p>
              </table:table-cell>
              <table:table-cell office:value-type="float" office:value="6.37285369779487">
                <text:p>6.37285369779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.61962987183981">
                <text:p>5.61962987183981</text:p>
              </table:table-cell>
              <table:table-cell office:value-type="float" office:value="6.36354174253884">
                <text:p>6.36354174253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3.48864486189823">
                <text:p>3.48864486189823</text:p>
              </table:table-cell>
              <table:table-cell office:value-type="float" office:value="6.35544333271239">
                <text:p>6.355443332712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4.91733655326">
                <text:p>4.91733655326</text:p>
              </table:table-cell>
              <table:table-cell office:value-type="float" office:value="6.85168549814">
                <text:p>6.85168549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.33210505199061">
                <text:p>5.33210505199061</text:p>
              </table:table-cell>
              <table:table-cell office:value-type="float" office:value="7.44585259494366">
                <text:p>7.44585259494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36402668963021">
                <text:p>6.36402668963021</text:p>
              </table:table-cell>
              <table:table-cell office:value-type="float" office:value="7.4211247584375">
                <text:p>7.421124758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2848771464532">
                <text:p>7.2848771464532</text:p>
              </table:table-cell>
              <table:table-cell office:value-type="float" office:value="7.28826401229064">
                <text:p>7.28826401229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4.27968614724352">
                <text:p>4.27968614724352</text:p>
              </table:table-cell>
              <table:table-cell office:value-type="float" office:value="7.45056294445078">
                <text:p>7.45056294445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3.12651810612712">
                <text:p>3.12651810612712</text:p>
              </table:table-cell>
              <table:table-cell office:value-type="float" office:value="7.22153766059322">
                <text:p>7.22153766059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.66917414097537">
                <text:p>5.66917414097537</text:p>
              </table:table-cell>
              <table:table-cell office:value-type="float" office:value="7.92457258916749">
                <text:p>7.92457258916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96338753127985">
                <text:p>5.96338753127985</text:p>
              </table:table-cell>
              <table:table-cell office:value-type="float" office:value="8.32948716953731">
                <text:p>8.32948716953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93962733723214">
                <text:p>6.93962733723214</text:p>
              </table:table-cell>
              <table:table-cell office:value-type="float" office:value="8.26469125652381">
                <text:p>8.26469125652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6008783311168">
                <text:p>8.06008783311168</text:p>
              </table:table-cell>
              <table:table-cell office:value-type="float" office:value="8.35170485379188">
                <text:p>8.35170485379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4.97079928045408">
                <text:p>4.97079928045408</text:p>
              </table:table-cell>
              <table:table-cell office:value-type="float" office:value="8.41783052853572">
                <text:p>8.41783052853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3.87199042441579">
                <text:p>3.87199042441579</text:p>
              </table:table-cell>
              <table:table-cell office:value-type="float" office:value="8.2751398199">
                <text:p>8.2751398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41016952729208">
                <text:p>6.41016952729208</text:p>
              </table:table-cell>
              <table:table-cell office:value-type="float" office:value="8.95699948729208">
                <text:p>8.95699948729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236cm" svg:y="0.316cm" chart:style-name="ch2">
          <text:p>z std ortho bright</text:p>
        </chart:title>
        <chart:plot-area chart:style-name="ch3" table:cell-range-address="Sheet1.B60:Sheet1.B85 Sheet1.E60:Sheet1.E85" svg:x="1.33cm" svg:y="1.275cm" svg:width="14.349cm" svg:height="6.569cm">
          <chart:coordinate-region svg:x="2.242cm" svg:y="1.474cm" svg:width="13.343cm" svg:height="5.723cm"/>
          <chart:axis chart:dimension="x" chart:name="primary-x" chart:style-name="ch4">
            <chart:title svg:x="7.64cm" svg:y="8.024cm" chart:style-name="ch5">
              <text:p>distance [x]</text:p>
            </chart:title>
          </chart:axis>
          <chart:axis chart:dimension="y" chart:name="primary-y" chart:style-name="ch6">
            <chart:title svg:x="0.451cm" svg:y="4.828cm" chart:style-name="ch7">
              <text:p>std</text:p>
            </chart:title>
            <chart:grid chart:style-name="ch8" chart:class="major"/>
          </chart:axis>
          <chart:series chart:style-name="ch9" chart:values-cell-range-address="Sheet1.E60:Sheet1.E85" chart:class="chart:scatter">
            <chart:domain table:cell-range-address="Sheet1.B60:Sheet1.B85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0:Sheet1.B85</svg:desc>
                </draw:g>
              </table:table-cell>
              <table:table-cell office:value-type="float" office:value="0.000897551672763507">
                <text:p>0.000897551672763507</text:p>
                <draw:g>
                  <svg:desc>Sheet1.E60:Sheet1.E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145340775901891">
                <text:p>0.00145340775901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106521788456053">
                <text:p>0.00106521788456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144136394000527">
                <text:p>0.00144136394000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318466903570472">
                <text:p>0.00318466903570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138214835591655">
                <text:p>0.00138214835591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257310261691729">
                <text:p>0.00257310261691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351516326685403">
                <text:p>0.00351516326685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18596569255794">
                <text:p>0.0018596569255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334710914024948">
                <text:p>0.00334710914024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11394933439986">
                <text:p>0.011394933439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292893092044842">
                <text:p>0.00292893092044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914051898418591">
                <text:p>0.00914051898418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265424765771701">
                <text:p>0.00265424765771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268563359168054">
                <text:p>0.00268563359168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0326920937519368">
                <text:p>0.00326920937519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0352503700533232">
                <text:p>0.00352503700533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0619869852278792">
                <text:p>0.006198698522787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108464046676314">
                <text:p>0.0108464046676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332093810486402">
                <text:p>0.0332093810486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108608394363395">
                <text:p>0.108608394363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36574198690799">
                <text:p>0.036574198690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056370374216839">
                <text:p>0.00563703742168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840854452944846">
                <text:p>0.0840854452944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103718967568647">
                <text:p>0.01037189675686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0465208640090867">
                <text:p>0.004652086400908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236cm" svg:y="0.316cm" chart:style-name="ch2">
          <text:p>x std ortho bright</text:p>
        </chart:title>
        <chart:plot-area chart:style-name="ch3" table:cell-range-address="Sheet1.B60:Sheet1.B85 Sheet1.E2:Sheet1.E27" svg:x="1.33cm" svg:y="1.275cm" svg:width="14.349cm" svg:height="6.569cm">
          <chart:coordinate-region svg:x="2.242cm" svg:y="1.474cm" svg:width="13.343cm" svg:height="5.723cm"/>
          <chart:axis chart:dimension="x" chart:name="primary-x" chart:style-name="ch4">
            <chart:title svg:x="7.64cm" svg:y="8.024cm" chart:style-name="ch5">
              <text:p>distance [x]</text:p>
            </chart:title>
          </chart:axis>
          <chart:axis chart:dimension="y" chart:name="primary-y" chart:style-name="ch6">
            <chart:title svg:x="0.451cm" svg:y="4.828cm" chart:style-name="ch7">
              <text:p>std</text:p>
            </chart:title>
            <chart:grid chart:style-name="ch8" chart:class="major"/>
          </chart:axis>
          <chart:series chart:style-name="ch9" chart:values-cell-range-address="Sheet1.E2:Sheet1.E27" chart:class="chart:scatter">
            <chart:domain table:cell-range-address="Sheet1.B60:Sheet1.B85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0:Sheet1.B85</svg:desc>
                </draw:g>
              </table:table-cell>
              <table:table-cell office:value-type="float" office:value="0.000652888054751391">
                <text:p>0.000652888054751391</text:p>
                <draw:g>
                  <svg:desc>Sheet1.E2:Sheet1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105295515341715">
                <text:p>0.00105295515341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7673838662032">
                <text:p>0.0007673838662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135642244297668">
                <text:p>0.00135642244297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14774892787648">
                <text:p>0.0014774892787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0995745964066211">
                <text:p>0.000995745964066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185240577919029">
                <text:p>0.00185240577919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322869459875545">
                <text:p>0.00322869459875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0959434480100544">
                <text:p>0.000959434480100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240334075315592">
                <text:p>0.00240334075315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0807504477207061">
                <text:p>0.00807504477207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257170902317272">
                <text:p>0.00257170902317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503406494597338">
                <text:p>0.00503406494597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190528728872753">
                <text:p>0.00190528728872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191939185523846">
                <text:p>0.00191939185523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0279881994314305">
                <text:p>0.00279881994314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0350138348202221">
                <text:p>0.00350138348202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0361041280436781">
                <text:p>0.003610412804367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0473907910362825">
                <text:p>0.00473907910362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237600632072835">
                <text:p>0.0237600632072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794766803336792">
                <text:p>0.0794766803336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312180923875649">
                <text:p>0.03121809238756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0545110786273938">
                <text:p>0.00545110786273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503890412216333">
                <text:p>0.0503890412216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0499735029092116">
                <text:p>0.00499735029092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0333113457416017">
                <text:p>0.00333113457416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60:Sheet1.E85" chart:error-lower-range="Sheet1.E60:Sheet1.E8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E60:Sheet1.E85" chart:error-lower-range="Sheet1.E60:Sheet1.E85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60:Sheet1.E85" chart:error-lower-range="Sheet1.E60:Sheet1.E85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241cm" svg:y="0.316cm" chart:style-name="ch2">
          <text:p>error Z</text:p>
        </chart:title>
        <chart:plot-area chart:style-name="ch3" table:cell-range-address="Sheet1.B60:Sheet1.B85 Sheet1.K60:Sheet1.K85" svg:x="1.33cm" svg:y="1.275cm" svg:width="14.349cm" svg:height="6.569cm">
          <chart:coordinate-region svg:x="1.766cm" svg:y="1.475cm" svg:width="13.819cm" svg:height="5.722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6.111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K60:Sheet1.K85" chart:class="chart:scatter">
            <chart:domain table:cell-range-address="Sheet1.B60:Sheet1.B85"/>
            <chart:error-indicator chart:style-name="ch10" chart:dimension="y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0:Sheet1.B85</svg:desc>
                </draw:g>
              </table:table-cell>
              <table:table-cell office:value-type="float" office:value="5.05861654386791">
                <text:p>5.05861654386791</text:p>
                <draw:g>
                  <svg:desc>Sheet1.K60:Sheet1.K85</svg:desc>
                </draw:g>
              </table:table-cell>
              <table:table-cell office:value-type="float" office:value="0.000897551672763507">
                <text:p>0.000897551672763507</text:p>
                <draw:g>
                  <svg:desc>Sheet1.E60:Sheet1.E85</svg:desc>
                </draw:g>
              </table:table-cell>
              <table:table-cell office:value-type="float" office:value="0.000897551672763507">
                <text:p>0.000897551672763507</text:p>
                <draw:g>
                  <svg:desc>Sheet1.E60:Sheet1.E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5.58911816143496">
                <text:p>5.58911816143496</text:p>
              </table:table-cell>
              <table:table-cell office:value-type="float" office:value="0.00145340775901891">
                <text:p>0.00145340775901891</text:p>
              </table:table-cell>
              <table:table-cell office:value-type="float" office:value="0.00145340775901891">
                <text:p>0.00145340775901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29060359323981">
                <text:p>5.29060359323981</text:p>
              </table:table-cell>
              <table:table-cell office:value-type="float" office:value="0.00106521788456053">
                <text:p>0.00106521788456053</text:p>
              </table:table-cell>
              <table:table-cell office:value-type="float" office:value="0.00106521788456053">
                <text:p>0.00106521788456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2608758431375">
                <text:p>3.62608758431375</text:p>
              </table:table-cell>
              <table:table-cell office:value-type="float" office:value="0.00144136394000527">
                <text:p>0.00144136394000527</text:p>
              </table:table-cell>
              <table:table-cell office:value-type="float" office:value="0.00144136394000527">
                <text:p>0.00144136394000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89510095227272">
                <text:p>2.89510095227272</text:p>
              </table:table-cell>
              <table:table-cell office:value-type="float" office:value="0.00318466903570472">
                <text:p>0.00318466903570472</text:p>
              </table:table-cell>
              <table:table-cell office:value-type="float" office:value="0.00318466903570472">
                <text:p>0.00318466903570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5.08088593752836">
                <text:p>5.08088593752836</text:p>
              </table:table-cell>
              <table:table-cell office:value-type="float" office:value="0.00138214835591655">
                <text:p>0.00138214835591655</text:p>
              </table:table-cell>
              <table:table-cell office:value-type="float" office:value="0.00138214835591655">
                <text:p>0.00138214835591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.98175497326315">
                <text:p>4.98175497326315</text:p>
              </table:table-cell>
              <table:table-cell office:value-type="float" office:value="0.00257310261691729">
                <text:p>0.00257310261691729</text:p>
              </table:table-cell>
              <table:table-cell office:value-type="float" office:value="0.00257310261691729">
                <text:p>0.00257310261691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.10264494199005">
                <text:p>5.10264494199005</text:p>
              </table:table-cell>
              <table:table-cell office:value-type="float" office:value="0.00351516326685403">
                <text:p>0.00351516326685403</text:p>
              </table:table-cell>
              <table:table-cell office:value-type="float" office:value="0.00351516326685403">
                <text:p>0.00351516326685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52289920719627">
                <text:p>5.52289920719627</text:p>
              </table:table-cell>
              <table:table-cell office:value-type="float" office:value="0.0018596569255794">
                <text:p>0.0018596569255794</text:p>
              </table:table-cell>
              <table:table-cell office:value-type="float" office:value="0.0018596569255794">
                <text:p>0.0018596569255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5.75843509149559">
                <text:p>5.75843509149559</text:p>
              </table:table-cell>
              <table:table-cell office:value-type="float" office:value="0.00334710914024948">
                <text:p>0.00334710914024948</text:p>
              </table:table-cell>
              <table:table-cell office:value-type="float" office:value="0.00334710914024948">
                <text:p>0.00334710914024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6.21422829658121">
                <text:p>6.21422829658121</text:p>
              </table:table-cell>
              <table:table-cell office:value-type="float" office:value="0.011394933439986">
                <text:p>0.011394933439986</text:p>
              </table:table-cell>
              <table:table-cell office:value-type="float" office:value="0.011394933439986">
                <text:p>0.011394933439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.05902904231392">
                <text:p>6.05902904231392</text:p>
              </table:table-cell>
              <table:table-cell office:value-type="float" office:value="0.00292893092044842">
                <text:p>0.00292893092044842</text:p>
              </table:table-cell>
              <table:table-cell office:value-type="float" office:value="0.00292893092044842">
                <text:p>0.00292893092044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5.92405554520649">
                <text:p>5.92405554520649</text:p>
              </table:table-cell>
              <table:table-cell office:value-type="float" office:value="0.00914051898418591">
                <text:p>0.00914051898418591</text:p>
              </table:table-cell>
              <table:table-cell office:value-type="float" office:value="0.00914051898418591">
                <text:p>0.00914051898418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5.41054612523077">
                <text:p>5.41054612523077</text:p>
              </table:table-cell>
              <table:table-cell office:value-type="float" office:value="0.00265424765771701">
                <text:p>0.00265424765771701</text:p>
              </table:table-cell>
              <table:table-cell office:value-type="float" office:value="0.00265424765771701">
                <text:p>0.00265424765771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.36932278490946">
                <text:p>6.36932278490946</text:p>
              </table:table-cell>
              <table:table-cell office:value-type="float" office:value="0.00268563359168054">
                <text:p>0.00268563359168054</text:p>
              </table:table-cell>
              <table:table-cell office:value-type="float" office:value="0.00268563359168054">
                <text:p>0.00268563359168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.01606797767857">
                <text:p>6.01606797767857</text:p>
              </table:table-cell>
              <table:table-cell office:value-type="float" office:value="0.00326920937519368">
                <text:p>0.00326920937519368</text:p>
              </table:table-cell>
              <table:table-cell office:value-type="float" office:value="0.00326920937519368">
                <text:p>0.00326920937519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.11805731843773">
                <text:p>4.11805731843773</text:p>
              </table:table-cell>
              <table:table-cell office:value-type="float" office:value="0.00352503700533232">
                <text:p>0.00352503700533232</text:p>
              </table:table-cell>
              <table:table-cell office:value-type="float" office:value="0.00352503700533232">
                <text:p>0.00352503700533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6.43661349215397">
                <text:p>6.43661349215397</text:p>
              </table:table-cell>
              <table:table-cell office:value-type="float" office:value="0.00619869852278792">
                <text:p>0.00619869852278792</text:p>
              </table:table-cell>
              <table:table-cell office:value-type="float" office:value="0.00619869852278792">
                <text:p>0.006198698522787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3.1648237227603">
                <text:p>3.1648237227603</text:p>
              </table:table-cell>
              <table:table-cell office:value-type="float" office:value="0.0108464046676314">
                <text:p>0.0108464046676314</text:p>
              </table:table-cell>
              <table:table-cell office:value-type="float" office:value="0.0108464046676314">
                <text:p>0.0108464046676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5.66096785556651">
                <text:p>5.66096785556651</text:p>
              </table:table-cell>
              <table:table-cell office:value-type="float" office:value="0.0332093810486402">
                <text:p>0.0332093810486402</text:p>
              </table:table-cell>
              <table:table-cell office:value-type="float" office:value="0.0332093810486402">
                <text:p>0.0332093810486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4.11858961921638">
                <text:p>4.11858961921638</text:p>
              </table:table-cell>
              <table:table-cell office:value-type="float" office:value="0.108608394363395">
                <text:p>0.108608394363395</text:p>
              </table:table-cell>
              <table:table-cell office:value-type="float" office:value="0.108608394363395">
                <text:p>0.108608394363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3.30864070654762">
                <text:p>3.30864070654762</text:p>
              </table:table-cell>
              <table:table-cell office:value-type="float" office:value="0.036574198690799">
                <text:p>0.036574198690799</text:p>
              </table:table-cell>
              <table:table-cell office:value-type="float" office:value="0.036574198690799">
                <text:p>0.036574198690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4.39631067239847">
                <text:p>4.39631067239847</text:p>
              </table:table-cell>
              <table:table-cell office:value-type="float" office:value="0.0056370374216839">
                <text:p>0.0056370374216839</text:p>
              </table:table-cell>
              <table:table-cell office:value-type="float" office:value="0.0056370374216839">
                <text:p>0.00563703742168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5.22288160669644">
                <text:p>5.22288160669644</text:p>
              </table:table-cell>
              <table:table-cell office:value-type="float" office:value="0.0840854452944846">
                <text:p>0.0840854452944846</text:p>
              </table:table-cell>
              <table:table-cell office:value-type="float" office:value="0.0840854452944846">
                <text:p>0.0840854452944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3.43924774875">
                <text:p>3.43924774875</text:p>
              </table:table-cell>
              <table:table-cell office:value-type="float" office:value="0.0103718967568647">
                <text:p>0.0103718967568647</text:p>
              </table:table-cell>
              <table:table-cell office:value-type="float" office:value="0.0103718967568647">
                <text:p>0.01037189675686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5.37646455637741">
                <text:p>5.37646455637741</text:p>
              </table:table-cell>
              <table:table-cell office:value-type="float" office:value="0.00465208640090867">
                <text:p>0.00465208640090867</text:p>
              </table:table-cell>
              <table:table-cell office:value-type="float" office:value="0.00465208640090867">
                <text:p>0.004652086400908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Q2:Sheet1.Q15" chart:error-lower-range="Sheet1.Q2:Sheet1.Q1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Q2:Sheet1.Q15" chart:error-lower-range="Sheet1.Q2:Sheet1.Q15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Q2:Sheet1.Q15" chart:error-lower-range="Sheet1.Q2:Sheet1.Q15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228cm" svg:y="0.316cm" chart:style-name="ch2">
          <text:p>error X</text:p>
        </chart:title>
        <chart:plot-area chart:style-name="ch3" table:cell-range-address="Sheet1.M2:Sheet1.M15 Sheet1.W2:Sheet1.W15" svg:x="1.33cm" svg:y="1.275cm" svg:width="14.349cm" svg:height="6.569cm">
          <chart:coordinate-region svg:x="2.137cm" svg:y="1.475cm" svg:width="13.302cm" svg:height="5.722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6.111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W2:Sheet1.W15" chart:class="chart:scatter">
            <chart:domain table:cell-range-address="Sheet1.M2:Sheet1.M15"/>
            <chart:error-indicator chart:style-name="ch10" chart:dimension="y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W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2:Sheet1.M15</svg:desc>
                </draw:g>
              </table:table-cell>
              <table:table-cell office:value-type="float" office:value="301.459028193137">
                <text:p>301.459028193137</text:p>
                <draw:g>
                  <svg:desc>Sheet1.W2:Sheet1.W15</svg:desc>
                </draw:g>
              </table:table-cell>
              <table:table-cell office:value-type="float" office:value="0.00135642244297668">
                <text:p>0.00135642244297668</text:p>
                <draw:g>
                  <svg:desc>Sheet1.Q2:Sheet1.Q15</svg:desc>
                </draw:g>
              </table:table-cell>
              <table:table-cell office:value-type="float" office:value="0.00135642244297668">
                <text:p>0.00135642244297668</text:p>
                <draw:g>
                  <svg:desc>Sheet1.Q2:Sheet1.Q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03.392127515306">
                <text:p>403.392127515306</text:p>
              </table:table-cell>
              <table:table-cell office:value-type="float" office:value="0.0007673838662032">
                <text:p>0.0007673838662032</text:p>
              </table:table-cell>
              <table:table-cell office:value-type="float" office:value="0.0007673838662032">
                <text:p>0.0007673838662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81.908580552239">
                <text:p>381.908580552239</text:p>
              </table:table-cell>
              <table:table-cell office:value-type="float" office:value="0.00322869459875545">
                <text:p>0.00322869459875545</text:p>
              </table:table-cell>
              <table:table-cell office:value-type="float" office:value="0.00322869459875545">
                <text:p>0.00322869459875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72.674432289252">
                <text:p>372.674432289252</text:p>
              </table:table-cell>
              <table:table-cell office:value-type="float" office:value="0.000959434480100544">
                <text:p>0.000959434480100544</text:p>
              </table:table-cell>
              <table:table-cell office:value-type="float" office:value="0.000959434480100544">
                <text:p>0.000959434480100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56.779865560513">
                <text:p>356.779865560513</text:p>
              </table:table-cell>
              <table:table-cell office:value-type="float" office:value="0.00807504477207061">
                <text:p>0.00807504477207061</text:p>
              </table:table-cell>
              <table:table-cell office:value-type="float" office:value="0.00807504477207061">
                <text:p>0.00807504477207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61.962987183981">
                <text:p>661.962987183981</text:p>
              </table:table-cell>
              <table:table-cell office:value-type="float" office:value="0.00257170902317272">
                <text:p>0.00257170902317272</text:p>
              </table:table-cell>
              <table:table-cell office:value-type="float" office:value="0.00257170902317272">
                <text:p>0.00257170902317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28.48771464532">
                <text:p>628.48771464532</text:p>
              </table:table-cell>
              <table:table-cell office:value-type="float" office:value="0.00350138348202221">
                <text:p>0.00350138348202221</text:p>
              </table:table-cell>
              <table:table-cell office:value-type="float" office:value="0.00350138348202221">
                <text:p>0.00350138348202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8.20133448151">
                <text:p>218.20133448151</text:p>
              </table:table-cell>
              <table:table-cell office:value-type="float" office:value="0.00279881994314305">
                <text:p>0.00279881994314305</text:p>
              </table:table-cell>
              <table:table-cell office:value-type="float" office:value="0.00279881994314305">
                <text:p>0.00279881994314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33.210505199061">
                <text:p>633.210505199061</text:p>
              </table:table-cell>
              <table:table-cell office:value-type="float" office:value="0.00191939185523846">
                <text:p>0.00191939185523846</text:p>
              </table:table-cell>
              <table:table-cell office:value-type="float" office:value="0.00191939185523846">
                <text:p>0.00191939185523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13.984307362176">
                <text:p>313.984307362176</text:p>
              </table:table-cell>
              <table:table-cell office:value-type="float" office:value="0.00361041280436781">
                <text:p>0.00361041280436781</text:p>
              </table:table-cell>
              <table:table-cell office:value-type="float" office:value="0.00361041280436781">
                <text:p>0.00361041280436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97.079928045408">
                <text:p>397.079928045408</text:p>
              </table:table-cell>
              <table:table-cell office:value-type="float" office:value="0.0503890412216333">
                <text:p>0.0503890412216333</text:p>
              </table:table-cell>
              <table:table-cell office:value-type="float" office:value="0.0503890412216333">
                <text:p>0.0503890412216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98.169376563993">
                <text:p>198.169376563993</text:p>
              </table:table-cell>
              <table:table-cell office:value-type="float" office:value="0.0794766803336792">
                <text:p>0.0794766803336792</text:p>
              </table:table-cell>
              <table:table-cell office:value-type="float" office:value="0.0794766803336792">
                <text:p>0.07947668033367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87.199042441579">
                <text:p>487.199042441579</text:p>
              </table:table-cell>
              <table:table-cell office:value-type="float" office:value="0.00499735029092116">
                <text:p>0.00499735029092116</text:p>
              </table:table-cell>
              <table:table-cell office:value-type="float" office:value="0.00499735029092116">
                <text:p>0.00499735029092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503.004391655584">
                <text:p>503.004391655584</text:p>
              </table:table-cell>
              <table:table-cell office:value-type="float" office:value="0.00545110786273938">
                <text:p>0.00545110786273938</text:p>
              </table:table-cell>
              <table:table-cell office:value-type="float" office:value="0.00545110786273938">
                <text:p>0.005451107862739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6cm" svg:height="13.813cm" xlink:href=".." xlink:type="simple" chart:class="chart:scatter" chart:style-name="ch1">
        <chart:title svg:x="7.268cm" svg:y="0.412cm" chart:style-name="ch2">
          <text:p>ortho bright fixed</text:p>
        </chart:title>
        <chart:legend chart:legend-position="end" svg:x="15.773cm" svg:y="6.358cm" style:legend-expansion="high" chart:style-name="ch3"/>
        <chart:plot-area chart:style-name="ch4" table:cell-range-address="Sheet1.B2:Sheet1.B27 Sheet1.B60:Sheet1.B85 Sheet1.D60:Sheet1.D85" chart:data-source-has-labels="row" svg:x="1.371cm" svg:y="1.467cm" svg:width="14.042cm" svg:height="11.089cm">
          <chart:coordinate-region svg:x="1.662cm" svg:y="1.666cm" svg:width="13.511cm" svg:height="10.243cm"/>
          <chart:axis chart:dimension="x" chart:name="primary-x" chart:style-name="ch5">
            <chart:title svg:x="8.123cm" svg:y="12.832cm" chart:style-name="ch6">
              <text:p>[m]</text:p>
            </chart:title>
          </chart:axis>
          <chart:axis chart:dimension="y" chart:name="primary-y" chart:style-name="ch7">
            <chart:title svg:x="0.451cm" svg:y="7.28cm" chart:style-name="ch8">
              <text:p>[m]</text:p>
            </chart:title>
            <chart:grid chart:style-name="ch9" chart:class="major"/>
          </chart:axis>
          <chart:series chart:style-name="ch10" chart:values-cell-range-address="Sheet1.B60:Sheet1.B85" loext:label-string="real" chart:class="chart:scatter">
            <chart:domain table:cell-range-address="Sheet1.B2:Sheet1.B27"/>
            <chart:data-point chart:repeated="26"/>
          </chart:series>
          <chart:series chart:style-name="ch11" chart:values-cell-range-address="Sheet1.D60:Sheet1.D85" loext:label-string="measured" chart:class="chart:scatter">
            <chart:domain table:cell-range-address="Sheet1.AK4:Sheet1.AK29"/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AK</text:p>
              </table:table-cell>
              <table:table-cell office:value-type="string">
                <text:p>measur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7</svg:desc>
                </draw:g>
              </table:table-cell>
              <table:table-cell office:value-type="float" office:value="3">
                <text:p>3</text:p>
                <draw:g>
                  <svg:desc>Sheet1.B60:Sheet1.B85</svg:desc>
                </draw:g>
              </table:table-cell>
              <table:table-cell office:value-type="float" office:value="-0.0425091251918088">
                <text:p>-0.0425091251918088</text:p>
                <draw:g>
                  <svg:desc>Sheet1.AK4:Sheet1.AK29</svg:desc>
                </draw:g>
              </table:table-cell>
              <table:table-cell office:value-type="float" office:value="3.15175849631604">
                <text:p>3.15175849631604</text:p>
                <draw:g>
                  <svg:desc>Sheet1.D60:Sheet1.D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-0.0558775946314047">
                <text:p>-0.0558775946314047</text:p>
              </table:table-cell>
              <table:table-cell office:value-type="float" office:value="3.69561913565022">
                <text:p>3.69561913565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0.0712153709629177">
                <text:p>-0.0712153709629177</text:p>
              </table:table-cell>
              <table:table-cell office:value-type="float" office:value="4.21162414372959">
                <text:p>4.21162414372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958542058532869">
                <text:p>0.958542058532869</text:p>
              </table:table-cell>
              <table:table-cell office:value-type="float" office:value="4.14504350337255">
                <text:p>4.14504350337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1.12257175582113">
                <text:p>-1.12257175582113</text:p>
              </table:table-cell>
              <table:table-cell office:value-type="float" office:value="4.11580403809091">
                <text:p>4.11580403809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-0.0795908361739399">
                <text:p>-0.0795908361739399</text:p>
              </table:table-cell>
              <table:table-cell office:value-type="float" office:value="4.72863986718878">
                <text:p>4.72863986718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0.0954527257324158">
                <text:p>-0.0954527257324158</text:p>
              </table:table-cell>
              <table:table-cell office:value-type="float" office:value="5.24908774866316">
                <text:p>5.24908774866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944593884169644">
                <text:p>0.944593884169644</text:p>
              </table:table-cell>
              <table:table-cell office:value-type="float" office:value="5.2551322470995">
                <text:p>5.2551322470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1.16323980378345">
                <text:p>-1.16323980378345</text:p>
              </table:table-cell>
              <table:table-cell office:value-type="float" office:value="5.27614496035981">
                <text:p>5.27614496035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-0.110451079000812">
                <text:p>-0.110451079000812</text:p>
              </table:table-cell>
              <table:table-cell office:value-type="float" office:value="5.81671393003226">
                <text:p>5.81671393003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0.130764388492833">
                <text:p>-0.130764388492833</text:p>
              </table:table-cell>
              <table:table-cell office:value-type="float" office:value="6.37285369779487">
                <text:p>6.37285369779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927932324881603">
                <text:p>0.927932324881603</text:p>
              </table:table-cell>
              <table:table-cell office:value-type="float" office:value="6.36354174253884">
                <text:p>6.36354174253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1.19708190792764">
                <text:p>-1.19708190792764</text:p>
              </table:table-cell>
              <table:table-cell office:value-type="float" office:value="6.35544333271239">
                <text:p>6.355443332712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-0.134258508851962">
                <text:p>-0.134258508851962</text:p>
              </table:table-cell>
              <table:table-cell office:value-type="float" office:value="6.85168549814">
                <text:p>6.85168549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0.157556172541909">
                <text:p>-0.157556172541909</text:p>
              </table:table-cell>
              <table:table-cell office:value-type="float" office:value="7.44585259494366">
                <text:p>7.44585259494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892596748017073">
                <text:p>0.892596748017073</text:p>
              </table:table-cell>
              <table:table-cell office:value-type="float" office:value="7.4211247584375">
                <text:p>7.421124758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.91140247283452">
                <text:p>1.91140247283452</text:p>
              </table:table-cell>
              <table:table-cell office:value-type="float" office:value="7.28826401229064">
                <text:p>7.28826401229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1.21344791303393">
                <text:p>-1.21344791303393</text:p>
              </table:table-cell>
              <table:table-cell office:value-type="float" office:value="7.45056294445078">
                <text:p>7.45056294445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-2.19776071504928">
                <text:p>-2.19776071504928</text:p>
              </table:table-cell>
              <table:table-cell office:value-type="float" office:value="7.22153766059322">
                <text:p>7.22153766059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-0.173436669408957">
                <text:p>-0.173436669408957</text:p>
              </table:table-cell>
              <table:table-cell office:value-type="float" office:value="7.92457258916749">
                <text:p>7.92457258916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.177757777707573">
                <text:p>-0.177757777707573</text:p>
              </table:table-cell>
              <table:table-cell office:value-type="float" office:value="8.32948716953731">
                <text:p>8.32948716953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846254611255555">
                <text:p>0.846254611255555</text:p>
              </table:table-cell>
              <table:table-cell office:value-type="float" office:value="8.26469125652381">
                <text:p>8.26469125652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0256192053373">
                <text:p>1.90256192053373</text:p>
              </table:table-cell>
              <table:table-cell office:value-type="float" office:value="8.35170485379188">
                <text:p>8.35170485379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-1.23547961883136">
                <text:p>-1.23547961883136</text:p>
              </table:table-cell>
              <table:table-cell office:value-type="float" office:value="8.41783052853572">
                <text:p>8.41783052853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-2.2290857945439">
                <text:p>-2.2290857945439</text:p>
              </table:table-cell>
              <table:table-cell office:value-type="float" office:value="8.2751398199">
                <text:p>8.2751398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-0.193626632591077">
                <text:p>-0.193626632591077</text:p>
              </table:table-cell>
              <table:table-cell office:value-type="float" office:value="8.95699948729208">
                <text:p>8.956999487292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AS3:Sheet1.AS16" chart:error-lower-range="Sheet1.AS3:Sheet1.AS1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AS3:Sheet1.AS16" chart:error-lower-range="Sheet1.AS3:Sheet1.AS16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AS3:Sheet1.AS16" chart:error-lower-range="Sheet1.AS3:Sheet1.AS16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037cm" svg:y="0.316cm" chart:style-name="ch2">
          <text:p>ortho bright X error</text:p>
        </chart:title>
        <chart:plot-area chart:style-name="ch3" table:cell-range-address="Sheet1.M2:Sheet1.M15 Sheet1.AU3:Sheet1.AU16" svg:x="1.33cm" svg:y="1.275cm" svg:width="14.349cm" svg:height="6.569cm">
          <chart:coordinate-region svg:x="2.243cm" svg:y="1.474cm" svg:width="13.196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5.847cm" chart:style-name="ch7">
              <text:p>true relative error</text:p>
            </chart:title>
            <chart:grid chart:style-name="ch8" chart:class="major"/>
          </chart:axis>
          <chart:series chart:style-name="ch9" chart:values-cell-range-address="Sheet1.AU3:Sheet1.AU16" chart:class="chart:scatter">
            <chart:domain table:cell-range-address="Sheet1.M2:Sheet1.M15"/>
            <chart:error-indicator chart:style-name="ch10" chart:dimension="y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AU</text:p>
              </table:table-cell>
              <table:table-cell office:value-type="string">
                <text:p>Column AS</text:p>
              </table:table-cell>
              <table:table-cell office:value-type="string">
                <text:p>Column 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2:Sheet1.M15</svg:desc>
                </draw:g>
              </table:table-cell>
              <table:table-cell office:value-type="float" office:value="0.0414579414671312">
                <text:p>0.0414579414671312</text:p>
                <draw:g>
                  <svg:desc>Sheet1.AU3:Sheet1.AU16</svg:desc>
                </draw:g>
              </table:table-cell>
              <table:table-cell office:value-type="float" office:value="0.00135642244297668">
                <text:p>0.00135642244297668</text:p>
                <draw:g>
                  <svg:desc>Sheet1.AS3:Sheet1.AS16</svg:desc>
                </draw:g>
              </table:table-cell>
              <table:table-cell office:value-type="float" office:value="0.00135642244297668">
                <text:p>0.00135642244297668</text:p>
                <draw:g>
                  <svg:desc>Sheet1.AS3:Sheet1.AS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12257175582113">
                <text:p>0.12257175582113</text:p>
              </table:table-cell>
              <table:table-cell office:value-type="float" office:value="0.0014774892787648">
                <text:p>0.0014774892787648</text:p>
              </table:table-cell>
              <table:table-cell office:value-type="float" office:value="0.0014774892787648">
                <text:p>0.0014774892787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554061158303565">
                <text:p>0.0554061158303565</text:p>
              </table:table-cell>
              <table:table-cell office:value-type="float" office:value="0.00322869459875545">
                <text:p>0.00322869459875545</text:p>
              </table:table-cell>
              <table:table-cell office:value-type="float" office:value="0.00322869459875545">
                <text:p>0.00322869459875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163239803783447">
                <text:p>0.163239803783447</text:p>
              </table:table-cell>
              <table:table-cell office:value-type="float" office:value="0.000959434480100544">
                <text:p>0.000959434480100544</text:p>
              </table:table-cell>
              <table:table-cell office:value-type="float" office:value="0.000959434480100544">
                <text:p>0.000959434480100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720676751183973">
                <text:p>0.0720676751183973</text:p>
              </table:table-cell>
              <table:table-cell office:value-type="float" office:value="0.00257170902317272">
                <text:p>0.00257170902317272</text:p>
              </table:table-cell>
              <table:table-cell office:value-type="float" office:value="0.00257170902317272">
                <text:p>0.00257170902317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9708190792764">
                <text:p>0.19708190792764</text:p>
              </table:table-cell>
              <table:table-cell office:value-type="float" office:value="0.00503406494597338">
                <text:p>0.00503406494597338</text:p>
              </table:table-cell>
              <table:table-cell office:value-type="float" office:value="0.00503406494597338">
                <text:p>0.00503406494597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07403251982927">
                <text:p>0.107403251982927</text:p>
              </table:table-cell>
              <table:table-cell office:value-type="float" office:value="0.00279881994314305">
                <text:p>0.00279881994314305</text:p>
              </table:table-cell>
              <table:table-cell office:value-type="float" office:value="0.00279881994314305">
                <text:p>0.00279881994314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442987635827414">
                <text:p>0.0442987635827414</text:p>
              </table:table-cell>
              <table:table-cell office:value-type="float" office:value="0.00350138348202221">
                <text:p>0.00350138348202221</text:p>
              </table:table-cell>
              <table:table-cell office:value-type="float" office:value="0.00350138348202221">
                <text:p>0.00350138348202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213447913033928">
                <text:p>0.213447913033928</text:p>
              </table:table-cell>
              <table:table-cell office:value-type="float" office:value="0.00361041280436781">
                <text:p>0.00361041280436781</text:p>
              </table:table-cell>
              <table:table-cell office:value-type="float" office:value="0.00361041280436781">
                <text:p>0.00361041280436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988803575246415">
                <text:p>0.0988803575246415</text:p>
              </table:table-cell>
              <table:table-cell office:value-type="float" office:value="0.00473907910362825">
                <text:p>0.00473907910362825</text:p>
              </table:table-cell>
              <table:table-cell office:value-type="float" office:value="0.00473907910362825">
                <text:p>0.00473907910362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153745388744445">
                <text:p>0.153745388744445</text:p>
              </table:table-cell>
              <table:table-cell office:value-type="float" office:value="0.0312180923875649">
                <text:p>0.0312180923875649</text:p>
              </table:table-cell>
              <table:table-cell office:value-type="float" office:value="0.0312180923875649">
                <text:p>0.0312180923875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.0487190397331334">
                <text:p>0.0487190397331334</text:p>
              </table:table-cell>
              <table:table-cell office:value-type="float" office:value="0.00545110786273938">
                <text:p>0.00545110786273938</text:p>
              </table:table-cell>
              <table:table-cell office:value-type="float" office:value="0.00545110786273938">
                <text:p>0.00545110786273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.23547961883136">
                <text:p>0.23547961883136</text:p>
              </table:table-cell>
              <table:table-cell office:value-type="float" office:value="0.0503890412216333">
                <text:p>0.0503890412216333</text:p>
              </table:table-cell>
              <table:table-cell office:value-type="float" office:value="0.0503890412216333">
                <text:p>0.0503890412216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.114542897271949">
                <text:p>0.114542897271949</text:p>
              </table:table-cell>
              <table:table-cell office:value-type="float" office:value="0.00499735029092116">
                <text:p>0.00499735029092116</text:p>
              </table:table-cell>
              <table:table-cell office:value-type="float" office:value="0.00499735029092116">
                <text:p>0.004997350290921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